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77mm" fo:break-before="auto" style:use-optimal-row-height="false"/>
    </style:style>
    <style:style style:name="ro7" style:family="table-row">
      <style:table-row-properties style:row-height="7.53mm" fo:break-before="auto" style:use-optimal-row-height="false"/>
    </style:style>
    <style:style style:name="ro8" style:family="table-row">
      <style:table-row-properties style:row-height="5.7mm" fo:break-before="auto" style:use-optimal-row-height="false"/>
    </style:style>
    <style:style style:name="ro9" style:family="table-row">
      <style:table-row-properties style:row-height="5.84mm" fo:break-before="auto" style:use-optimal-row-height="false"/>
    </style:style>
    <style:style style:name="ro10" style:family="table-row">
      <style:table-row-properties style:row-height="5.77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3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七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八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九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　十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十一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二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1" office:value-type="string" calcext:value-type="string">
            <text:p>九十三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4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2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四年 <text:s text:c="3"/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3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5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3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6]+[.C37]" office:value-type="float" office:value="70195" calcext:value-type="float">
            <text:p><text:s text:c="3"/>70,195</text:p>
          </table:table-cell>
          <table:table-cell table:style-name="ce44" table:formula="of:=[.D36]+[.D37]" office:value-type="float" office:value="73851" calcext:value-type="float">
            <text:p><text:s text:c="3"/>73,851</text:p>
          </table:table-cell>
          <table:table-cell table:style-name="ce44" table:formula="of:=[.E36]+[.E37]" office:value-type="float" office:value="13496" calcext:value-type="float">
            <text:p><text:s text:c="3"/>13,496</text:p>
          </table:table-cell>
          <table:table-cell table:style-name="ce44" table:formula="of:=[.F36]+[.F37]" office:value-type="float" office:value="10218" calcext:value-type="float">
            <text:p><text:s text:c="3"/>10,218</text:p>
          </table:table-cell>
          <table:table-cell table:style-name="ce44" table:formula="of:=[.G36]+[.G37]" office:value-type="float" office:value="348" calcext:value-type="float">
            <text:p><text:s text:c="3"/>348</text:p>
          </table:table-cell>
          <table:table-cell table:style-name="ce44" table:formula="of:=[.H36]+[.H37]" office:value-type="float" office:value="165" calcext:value-type="float">
            <text:p><text:s text:c="3"/>165</text:p>
          </table:table-cell>
          <table:table-cell table:style-name="ce44" table:formula="of:=[.I36]+[.I37]" office:value-type="float" office:value="56" calcext:value-type="float">
            <text:p><text:s text:c="3"/>56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二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0985" calcext:value-type="float">
            <text:p><text:s text:c="3"/>30,985</text:p>
          </table:table-cell>
          <table:table-cell table:style-name="ce45" office:value-type="float" office:value="34178" calcext:value-type="float">
            <text:p><text:s text:c="3"/>34,178</text:p>
          </table:table-cell>
          <table:table-cell table:style-name="ce56" office:value-type="float" office:value="7150" calcext:value-type="float">
            <text:p><text:s text:c="3"/>7,150</text:p>
          </table:table-cell>
          <table:table-cell table:style-name="ce56" office:value-type="float" office:value="6273" calcext:value-type="float">
            <text:p><text:s text:c="3"/>6,273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0986" calcext:value-type="float">
            <text:p><text:s text:c="3"/>10,986</text:p>
          </table:table-cell>
          <table:table-cell table:style-name="ce56" office:value-type="float" office:value="3316" calcext:value-type="float">
            <text:p><text:s text:c="3"/>3,31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39210" calcext:value-type="float">
            <text:p><text:s text:c="3"/>39,210</text:p>
          </table:table-cell>
          <table:table-cell table:style-name="ce45" office:value-type="float" office:value="39673" calcext:value-type="float">
            <text:p><text:s text:c="3"/>39,673</text:p>
          </table:table-cell>
          <table:table-cell table:style-name="ce56" office:value-type="float" office:value="6346" calcext:value-type="float">
            <text:p><text:s text:c="3"/>6,346</text:p>
          </table:table-cell>
          <table:table-cell table:style-name="ce56" office:value-type="float" office:value="3945" calcext:value-type="float">
            <text:p><text:s text:c="3"/>3,945</text:p>
          </table:table-cell>
          <table:table-cell table:style-name="ce56" office:value-type="float" office:value="170" calcext:value-type="float">
            <text:p><text:s text:c="3"/>170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9]+[.C40]" office:value-type="float" office:value="116188" calcext:value-type="float">
            <text:p><text:s text:c="3"/>116,188</text:p>
          </table:table-cell>
          <table:table-cell table:style-name="ce44" table:formula="of:=[.D39]+[.D40]" office:value-type="float" office:value="119466" calcext:value-type="float">
            <text:p><text:s text:c="3"/>119,466</text:p>
          </table:table-cell>
          <table:table-cell table:style-name="ce44" table:formula="of:=[.E39]+[.E40]" office:value-type="float" office:value="18490" calcext:value-type="float">
            <text:p><text:s text:c="3"/>18,490</text:p>
          </table:table-cell>
          <table:table-cell table:style-name="ce44" table:formula="of:=[.F39]+[.F40]" office:value-type="float" office:value="13890" calcext:value-type="float">
            <text:p><text:s text:c="3"/>13,890</text:p>
          </table:table-cell>
          <table:table-cell table:style-name="ce44" table:formula="of:=[.G39]+[.G40]" office:value-type="float" office:value="516" calcext:value-type="float">
            <text:p><text:s text:c="3"/>516</text:p>
          </table:table-cell>
          <table:table-cell table:style-name="ce44" table:formula="of:=[.H39]+[.H40]" office:value-type="float" office:value="265" calcext:value-type="float">
            <text:p><text:s text:c="3"/>265</text:p>
          </table:table-cell>
          <table:table-cell table:style-name="ce44" table:formula="of:=[.I39]+[.I40]" office:value-type="float" office:value="84" calcext:value-type="float">
            <text:p><text:s text:c="3"/>8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三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2481" calcext:value-type="float">
            <text:p><text:s text:c="3"/>52,481</text:p>
          </table:table-cell>
          <table:table-cell table:style-name="ce45" office:value-type="float" office:value="54784" calcext:value-type="float">
            <text:p><text:s text:c="3"/>54,784</text:p>
          </table:table-cell>
          <table:table-cell table:style-name="ce56" office:value-type="float" office:value="9730" calcext:value-type="float">
            <text:p><text:s text:c="3"/>9,730</text:p>
          </table:table-cell>
          <table:table-cell table:style-name="ce56" office:value-type="float" office:value="8706" calcext:value-type="float">
            <text:p><text:s text:c="3"/>8,706</text:p>
          </table:table-cell>
          <table:table-cell table:style-name="ce56" office:value-type="float" office:value="273" calcext:value-type="float">
            <text:p><text:s text:c="3"/>273</text:p>
          </table:table-cell>
          <table:table-cell table:style-name="ce56" office:value-type="float" office:value="125" calcext:value-type="float">
            <text:p><text:s text:c="3"/>125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56" office:value-type="float" office:value="10932" calcext:value-type="float">
            <text:p><text:s text:c="3"/>10,932</text:p>
          </table:table-cell>
          <table:table-cell table:style-name="ce56" office:value-type="float" office:value="5773" calcext:value-type="float">
            <text:p><text:s text:c="3"/>5,77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3707" calcext:value-type="float">
            <text:p><text:s text:c="3"/>63,707</text:p>
          </table:table-cell>
          <table:table-cell table:style-name="ce45" office:value-type="float" office:value="64682" calcext:value-type="float">
            <text:p><text:s text:c="3"/>64,682</text:p>
          </table:table-cell>
          <table:table-cell table:style-name="ce56" office:value-type="float" office:value="8760" calcext:value-type="float">
            <text:p><text:s text:c="3"/>8,760</text:p>
          </table:table-cell>
          <table:table-cell table:style-name="ce56" office:value-type="float" office:value="5184" calcext:value-type="float">
            <text:p><text:s text:c="3"/>5,184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56" office:value-type="float" office:value="140" calcext:value-type="float">
            <text:p><text:s text:c="3"/>14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2]+[.C43]" office:value-type="float" office:value="95925" calcext:value-type="float">
            <text:p><text:s text:c="3"/>95,925</text:p>
          </table:table-cell>
          <table:table-cell table:style-name="ce44" table:formula="of:=[.D42]+[.D43]" office:value-type="float" office:value="93246" calcext:value-type="float">
            <text:p><text:s text:c="3"/>93,246</text:p>
          </table:table-cell>
          <table:table-cell table:style-name="ce44" table:formula="of:=[.E42]+[.E43]" office:value-type="float" office:value="15448" calcext:value-type="float">
            <text:p><text:s text:c="3"/>15,448</text:p>
          </table:table-cell>
          <table:table-cell table:style-name="ce44" table:formula="of:=[.F42]+[.F43]" office:value-type="float" office:value="11679" calcext:value-type="float">
            <text:p><text:s text:c="3"/>11,679</text:p>
          </table:table-cell>
          <table:table-cell table:style-name="ce44" table:formula="of:=[.G42]+[.G43]" office:value-type="float" office:value="392" calcext:value-type="float">
            <text:p><text:s text:c="3"/>392</text:p>
          </table:table-cell>
          <table:table-cell table:style-name="ce44" table:formula="of:=[.H42]+[.H43]" office:value-type="float" office:value="196" calcext:value-type="float">
            <text:p><text:s text:c="3"/>196</text:p>
          </table:table-cell>
          <table:table-cell table:style-name="ce44" table:formula="of:=[.I42]+[.I43]" office:value-type="float" office:value="63" calcext:value-type="float">
            <text:p><text:s text:c="3"/>63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四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3259" calcext:value-type="float">
            <text:p><text:s text:c="3"/>43,259</text:p>
          </table:table-cell>
          <table:table-cell table:style-name="ce45" office:value-type="float" office:value="42836" calcext:value-type="float">
            <text:p><text:s text:c="3"/>42,836</text:p>
          </table:table-cell>
          <table:table-cell table:style-name="ce56" office:value-type="float" office:value="8028" calcext:value-type="float">
            <text:p><text:s text:c="3"/>8,028</text:p>
          </table:table-cell>
          <table:table-cell table:style-name="ce56" office:value-type="float" office:value="7183" calcext:value-type="float">
            <text:p><text:s text:c="3"/>7,183</text:p>
          </table:table-cell>
          <table:table-cell table:style-name="ce56" office:value-type="float" office:value="205" calcext:value-type="float">
            <text:p><text:s text:c="3"/>205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56" office:value-type="float" office:value="11288" calcext:value-type="float">
            <text:p><text:s text:c="3"/>11,288</text:p>
          </table:table-cell>
          <table:table-cell table:style-name="ce56" office:value-type="float" office:value="4763" calcext:value-type="float">
            <text:p><text:s text:c="3"/>4,76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2666" calcext:value-type="float">
            <text:p><text:s text:c="3"/>52,666</text:p>
          </table:table-cell>
          <table:table-cell table:style-name="ce45" office:value-type="float" office:value="50410" calcext:value-type="float">
            <text:p><text:s text:c="3"/>50,410</text:p>
          </table:table-cell>
          <table:table-cell table:style-name="ce56" office:value-type="float" office:value="7420" calcext:value-type="float">
            <text:p><text:s text:c="3"/>7,420</text:p>
          </table:table-cell>
          <table:table-cell table:style-name="ce56" office:value-type="float" office:value="4496" calcext:value-type="float">
            <text:p><text:s text:c="3"/>4,496</text:p>
          </table:table-cell>
          <table:table-cell table:style-name="ce56" office:value-type="float" office:value="187" calcext:value-type="float">
            <text:p><text:s text:c="3"/>187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5]+[.C46]" office:value-type="float" office:value="116432" calcext:value-type="float">
            <text:p><text:s text:c="3"/>116,432</text:p>
          </table:table-cell>
          <table:table-cell table:style-name="ce44" table:formula="of:=[.D45]+[.D46]" office:value-type="float" office:value="113431" calcext:value-type="float">
            <text:p><text:s text:c="3"/>113,431</text:p>
          </table:table-cell>
          <table:table-cell table:style-name="ce44" table:formula="of:=[.E45]+[.E46]" office:value-type="float" office:value="16463" calcext:value-type="float">
            <text:p><text:s text:c="3"/>16,463</text:p>
          </table:table-cell>
          <table:table-cell table:style-name="ce44" table:formula="of:=[.F45]+[.F46]" office:value-type="float" office:value="12083" calcext:value-type="float">
            <text:p><text:s text:c="3"/>12,083</text:p>
          </table:table-cell>
          <table:table-cell table:style-name="ce44" table:formula="of:=[.G45]+[.G46]" office:value-type="float" office:value="442" calcext:value-type="float">
            <text:p><text:s text:c="3"/>442</text:p>
          </table:table-cell>
          <table:table-cell table:style-name="ce44" table:formula="of:=[.H45]+[.H46]" office:value-type="float" office:value="199" calcext:value-type="float">
            <text:p><text:s text:c="3"/>199</text:p>
          </table:table-cell>
          <table:table-cell table:style-name="ce44" table:formula="of:=[.I45]+[.I46]" office:value-type="float" office:value="60" calcext:value-type="float">
            <text:p><text:s text:c="3"/>6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五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2152" calcext:value-type="float">
            <text:p><text:s text:c="3"/>52,152</text:p>
          </table:table-cell>
          <table:table-cell table:style-name="ce45" office:value-type="float" office:value="51759" calcext:value-type="float">
            <text:p><text:s text:c="3"/>51,759</text:p>
          </table:table-cell>
          <table:table-cell table:style-name="ce56" office:value-type="float" office:value="8647" calcext:value-type="float">
            <text:p><text:s text:c="3"/>8,647</text:p>
          </table:table-cell>
          <table:table-cell table:style-name="ce56" office:value-type="float" office:value="7383" calcext:value-type="float">
            <text:p><text:s text:c="3"/>7,383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4358" calcext:value-type="float">
            <text:p><text:s text:c="3"/>14,358</text:p>
          </table:table-cell>
          <table:table-cell table:style-name="ce56" office:value-type="float" office:value="5488" calcext:value-type="float">
            <text:p><text:s text:c="3"/>5,48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4280" calcext:value-type="float">
            <text:p><text:s text:c="3"/>64,280</text:p>
          </table:table-cell>
          <table:table-cell table:style-name="ce45" office:value-type="float" office:value="61672" calcext:value-type="float">
            <text:p><text:s text:c="3"/>61,672</text:p>
          </table:table-cell>
          <table:table-cell table:style-name="ce56" office:value-type="float" office:value="7816" calcext:value-type="float">
            <text:p><text:s text:c="3"/>7,816</text:p>
          </table:table-cell>
          <table:table-cell table:style-name="ce56" office:value-type="float" office:value="4700" calcext:value-type="float">
            <text:p><text:s text:c="3"/>4,700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8]+[.C49]" office:value-type="float" office:value="104581" calcext:value-type="float">
            <text:p><text:s text:c="3"/>104,581</text:p>
          </table:table-cell>
          <table:table-cell table:style-name="ce44" table:formula="of:=[.D48]+[.D49]" office:value-type="float" office:value="101071" calcext:value-type="float">
            <text:p><text:s text:c="3"/>101,071</text:p>
          </table:table-cell>
          <table:table-cell table:style-name="ce44" table:formula="of:=[.E48]+[.E49]" office:value-type="float" office:value="14687" calcext:value-type="float">
            <text:p><text:s text:c="3"/>14,687</text:p>
          </table:table-cell>
          <table:table-cell table:style-name="ce44" table:formula="of:=[.F48]+[.F49]" office:value-type="float" office:value="10583" calcext:value-type="float">
            <text:p><text:s text:c="3"/>10,583</text:p>
          </table:table-cell>
          <table:table-cell table:style-name="ce44" table:formula="of:=[.G48]+[.G49]" office:value-type="float" office:value="397" calcext:value-type="float">
            <text:p><text:s text:c="3"/>397</text:p>
          </table:table-cell>
          <table:table-cell table:style-name="ce44" table:formula="of:=[.H48]+[.H49]" office:value-type="float" office:value="193" calcext:value-type="float">
            <text:p><text:s text:c="3"/>193</text:p>
          </table:table-cell>
          <table:table-cell table:style-name="ce44" table:formula="of:=[.I48]+[.I49]" office:value-type="float" office:value="49" calcext:value-type="float">
            <text:p><text:s text:c="3"/>4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六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6947" calcext:value-type="float">
            <text:p><text:s text:c="3"/>46,947</text:p>
          </table:table-cell>
          <table:table-cell table:style-name="ce45" office:value-type="float" office:value="46033" calcext:value-type="float">
            <text:p><text:s text:c="3"/>46,033</text:p>
          </table:table-cell>
          <table:table-cell table:style-name="ce56" office:value-type="float" office:value="7745" calcext:value-type="float">
            <text:p><text:s text:c="3"/>7,745</text:p>
          </table:table-cell>
          <table:table-cell table:style-name="ce56" office:value-type="float" office:value="6503" calcext:value-type="float">
            <text:p><text:s text:c="3"/>6,503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11219" calcext:value-type="float">
            <text:p><text:s text:c="3"/>11,219</text:p>
          </table:table-cell>
          <table:table-cell table:style-name="ce56" office:value-type="float" office:value="4792" calcext:value-type="float">
            <text:p><text:s text:c="3"/>4,79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4" calcext:value-type="float">
            <text:p><text:s text:c="3"/>57,634</text:p>
          </table:table-cell>
          <table:table-cell table:style-name="ce45" office:value-type="float" office:value="55038" calcext:value-type="float">
            <text:p><text:s text:c="3"/>55,038</text:p>
          </table:table-cell>
          <table:table-cell table:style-name="ce56" office:value-type="float" office:value="6942" calcext:value-type="float">
            <text:p><text:s text:c="3"/>6,942</text:p>
          </table:table-cell>
          <table:table-cell table:style-name="ce56" office:value-type="float" office:value="4080" calcext:value-type="float">
            <text:p><text:s text:c="3"/>4,080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1]+[.C52]" office:value-type="float" office:value="108728" calcext:value-type="float">
            <text:p><text:s text:c="3"/>108,728</text:p>
          </table:table-cell>
          <table:table-cell table:style-name="ce44" table:formula="of:=[.D51]+[.D52]" office:value-type="float" office:value="104200" calcext:value-type="float">
            <text:p><text:s text:c="3"/>104,200</text:p>
          </table:table-cell>
          <table:table-cell table:style-name="ce44" table:formula="of:=[.E51]+[.E52]" office:value-type="float" office:value="16737" calcext:value-type="float">
            <text:p><text:s text:c="3"/>16,737</text:p>
          </table:table-cell>
          <table:table-cell table:style-name="ce44" table:formula="of:=[.F51]+[.F52]" office:value-type="float" office:value="11870" calcext:value-type="float">
            <text:p><text:s text:c="3"/>11,870</text:p>
          </table:table-cell>
          <table:table-cell table:style-name="ce44" table:formula="of:=[.G51]+[.G52]" office:value-type="float" office:value="467" calcext:value-type="float">
            <text:p><text:s text:c="3"/>467</text:p>
          </table:table-cell>
          <table:table-cell table:style-name="ce44" table:formula="of:=[.H51]+[.H52]" office:value-type="float" office:value="207" calcext:value-type="float">
            <text:p><text:s text:c="3"/>207</text:p>
          </table:table-cell>
          <table:table-cell table:style-name="ce44" table:formula="of:=[.I51]+[.I52]" office:value-type="float" office:value="80" calcext:value-type="float">
            <text:p><text:s text:c="3"/>8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七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112" calcext:value-type="float">
            <text:p><text:s text:c="3"/>49,112</text:p>
          </table:table-cell>
          <table:table-cell table:style-name="ce45" office:value-type="float" office:value="48098" calcext:value-type="float">
            <text:p><text:s text:c="3"/>48,098</text:p>
          </table:table-cell>
          <table:table-cell table:style-name="ce56" office:value-type="float" office:value="8692" calcext:value-type="float">
            <text:p><text:s text:c="3"/>8,692</text:p>
          </table:table-cell>
          <table:table-cell table:style-name="ce56" office:value-type="float" office:value="7297" calcext:value-type="float">
            <text:p><text:s text:c="3"/>7,297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office:value-type="float" office:value="11136" calcext:value-type="float">
            <text:p><text:s text:c="3"/>11,136</text:p>
          </table:table-cell>
          <table:table-cell table:style-name="ce56" office:value-type="float" office:value="5455" calcext:value-type="float">
            <text:p><text:s text:c="3"/>5,45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9616" calcext:value-type="float">
            <text:p><text:s text:c="3"/>59,616</text:p>
          </table:table-cell>
          <table:table-cell table:style-name="ce45" office:value-type="float" office:value="56102" calcext:value-type="float">
            <text:p><text:s text:c="3"/>56,102</text:p>
          </table:table-cell>
          <table:table-cell table:style-name="ce56" office:value-type="float" office:value="8045" calcext:value-type="float">
            <text:p><text:s text:c="3"/>8,045</text:p>
          </table:table-cell>
          <table:table-cell table:style-name="ce56" office:value-type="float" office:value="4573" calcext:value-type="float">
            <text:p><text:s text:c="3"/>4,573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4]+[.C55]" office:value-type="float" office:value="120324" calcext:value-type="float">
            <text:p><text:s text:c="3"/>120,324</text:p>
          </table:table-cell>
          <table:table-cell table:style-name="ce44" table:formula="of:=[.D54]+[.D55]" office:value-type="float" office:value="117982" calcext:value-type="float">
            <text:p><text:s text:c="3"/>117,982</text:p>
          </table:table-cell>
          <table:table-cell table:style-name="ce44" table:formula="of:=[.E54]+[.E55]" office:value-type="float" office:value="18109" calcext:value-type="float">
            <text:p><text:s text:c="3"/>18,109</text:p>
          </table:table-cell>
          <table:table-cell table:style-name="ce44" table:formula="of:=[.F54]+[.F55]" office:value-type="float" office:value="11493" calcext:value-type="float">
            <text:p><text:s text:c="3"/>11,493</text:p>
          </table:table-cell>
          <table:table-cell table:style-name="ce44" table:formula="of:=[.G54]+[.G55]" office:value-type="float" office:value="512" calcext:value-type="float">
            <text:p><text:s text:c="3"/>512</text:p>
          </table:table-cell>
          <table:table-cell table:style-name="ce44" table:formula="of:=[.H54]+[.H55]" office:value-type="float" office:value="222" calcext:value-type="float">
            <text:p><text:s text:c="3"/>222</text:p>
          </table:table-cell>
          <table:table-cell table:style-name="ce44" table:formula="of:=[.I54]+[.I55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八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944" calcext:value-type="float">
            <text:p><text:s text:c="3"/>54,944</text:p>
          </table:table-cell>
          <table:table-cell table:style-name="ce45" office:value-type="float" office:value="54749" calcext:value-type="float">
            <text:p><text:s text:c="3"/>54,749</text:p>
          </table:table-cell>
          <table:table-cell table:style-name="ce56" office:value-type="float" office:value="9456" calcext:value-type="float">
            <text:p><text:s text:c="3"/>9,456</text:p>
          </table:table-cell>
          <table:table-cell table:style-name="ce56" office:value-type="float" office:value="7167" calcext:value-type="float">
            <text:p><text:s text:c="3"/>7,167</text:p>
          </table:table-cell>
          <table:table-cell table:style-name="ce56" office:value-type="float" office:value="261" calcext:value-type="float">
            <text:p><text:s text:c="3"/>261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7391" calcext:value-type="float">
            <text:p><text:s text:c="3"/>7,391</text:p>
          </table:table-cell>
          <table:table-cell table:style-name="ce56" office:value-type="float" office:value="5223" calcext:value-type="float">
            <text:p><text:s text:c="3"/>5,22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5380" calcext:value-type="float">
            <text:p><text:s text:c="3"/>65,380</text:p>
          </table:table-cell>
          <table:table-cell table:style-name="ce45" office:value-type="float" office:value="63233" calcext:value-type="float">
            <text:p><text:s text:c="3"/>63,233</text:p>
          </table:table-cell>
          <table:table-cell table:style-name="ce56" office:value-type="float" office:value="8653" calcext:value-type="float">
            <text:p><text:s text:c="3"/>8,653</text:p>
          </table:table-cell>
          <table:table-cell table:style-name="ce56" office:value-type="float" office:value="4326" calcext:value-type="float">
            <text:p><text:s text:c="3"/>4,326</text:p>
          </table:table-cell>
          <table:table-cell table:style-name="ce56" office:value-type="float" office:value="251" calcext:value-type="float">
            <text:p><text:s text:c="3"/>25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7]+[.C58]" office:value-type="float" office:value="96552" calcext:value-type="float">
            <text:p><text:s text:c="3"/>96,552</text:p>
          </table:table-cell>
          <table:table-cell table:style-name="ce44" table:formula="of:=[.D57]+[.D58]" office:value-type="float" office:value="96116" calcext:value-type="float">
            <text:p><text:s text:c="3"/>96,116</text:p>
          </table:table-cell>
          <table:table-cell table:style-name="ce44" table:formula="of:=[.E57]+[.E58]" office:value-type="float" office:value="14863" calcext:value-type="float">
            <text:p><text:s text:c="3"/>14,863</text:p>
          </table:table-cell>
          <table:table-cell table:style-name="ce44" table:formula="of:=[.F57]+[.F58]" office:value-type="float" office:value="10238" calcext:value-type="float">
            <text:p><text:s text:c="3"/>10,238</text:p>
          </table:table-cell>
          <table:table-cell table:style-name="ce44" table:formula="of:=[.G57]+[.G58]" office:value-type="float" office:value="441" calcext:value-type="float">
            <text:p><text:s text:c="3"/>441</text:p>
          </table:table-cell>
          <table:table-cell table:style-name="ce44" table:formula="of:=[.H57]+[.H58]" office:value-type="float" office:value="178" calcext:value-type="float">
            <text:p><text:s text:c="3"/>178</text:p>
          </table:table-cell>
          <table:table-cell table:style-name="ce44" table:formula="of:=[.I57]+[.I58]" office:value-type="float" office:value="69" calcext:value-type="float">
            <text:p><text:s text:c="3"/>6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九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4611" calcext:value-type="float">
            <text:p><text:s text:c="3"/>44,611</text:p>
          </table:table-cell>
          <table:table-cell table:style-name="ce45" office:value-type="float" office:value="45023" calcext:value-type="float">
            <text:p><text:s text:c="3"/>45,023</text:p>
          </table:table-cell>
          <table:table-cell table:style-name="ce56" office:value-type="float" office:value="7777" calcext:value-type="float">
            <text:p><text:s text:c="3"/>7,777</text:p>
          </table:table-cell>
          <table:table-cell table:style-name="ce56" office:value-type="float" office:value="6376" calcext:value-type="float">
            <text:p><text:s text:c="3"/>6,376</text:p>
          </table:table-cell>
          <table:table-cell table:style-name="ce56" office:value-type="float" office:value="226" calcext:value-type="float">
            <text:p><text:s text:c="3"/>226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6059" calcext:value-type="float">
            <text:p><text:s text:c="3"/>6,059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1941" calcext:value-type="float">
            <text:p><text:s text:c="3"/>51,941</text:p>
          </table:table-cell>
          <table:table-cell table:style-name="ce45" office:value-type="float" office:value="51093" calcext:value-type="float">
            <text:p><text:s text:c="3"/>51,093</text:p>
          </table:table-cell>
          <table:table-cell table:style-name="ce56" office:value-type="float" office:value="7086" calcext:value-type="float">
            <text:p><text:s text:c="3"/>7,086</text:p>
          </table:table-cell>
          <table:table-cell table:style-name="ce56" office:value-type="float" office:value="3862" calcext:value-type="float">
            <text:p><text:s text:c="3"/>3,862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0]+[.C61]" office:value-type="float" office:value="83493" calcext:value-type="float">
            <text:p><text:s text:c="3"/>83,493</text:p>
          </table:table-cell>
          <table:table-cell table:style-name="ce44" table:formula="of:=[.D60]+[.D61]" office:value-type="float" office:value="80780" calcext:value-type="float">
            <text:p><text:s text:c="3"/>80,780</text:p>
          </table:table-cell>
          <table:table-cell table:style-name="ce44" table:formula="of:=[.E60]+[.E61]" office:value-type="float" office:value="19233" calcext:value-type="float">
            <text:p><text:s text:c="3"/>19,233</text:p>
          </table:table-cell>
          <table:table-cell table:style-name="ce44" table:formula="of:=[.F60]+[.F61]" office:value-type="float" office:value="12260" calcext:value-type="float">
            <text:p><text:s text:c="3"/>12,260</text:p>
          </table:table-cell>
          <table:table-cell table:style-name="ce44" table:formula="of:=[.G60]+[.G61]" office:value-type="float" office:value="495" calcext:value-type="float">
            <text:p><text:s text:c="3"/>495</text:p>
          </table:table-cell>
          <table:table-cell table:style-name="ce44" table:formula="of:=[.H60]+[.H61]" office:value-type="float" office:value="267" calcext:value-type="float">
            <text:p><text:s text:c="3"/>267</text:p>
          </table:table-cell>
          <table:table-cell table:style-name="ce44" table:formula="of:=[.I60]+[.I61]" office:value-type="float" office:value="74" calcext:value-type="float">
            <text:p><text:s text:c="3"/>7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134" calcext:value-type="float">
            <text:p><text:s text:c="3"/>37,134</text:p>
          </table:table-cell>
          <table:table-cell table:style-name="ce45" office:value-type="float" office:value="36570" calcext:value-type="float">
            <text:p><text:s text:c="3"/>36,570</text:p>
          </table:table-cell>
          <table:table-cell table:style-name="ce56" office:value-type="float" office:value="10018" calcext:value-type="float">
            <text:p><text:s text:c="3"/>10,018</text:p>
          </table:table-cell>
          <table:table-cell table:style-name="ce56" office:value-type="float" office:value="7557" calcext:value-type="float">
            <text:p><text:s text:c="3"/>7,557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2302" calcext:value-type="float">
            <text:p><text:s text:c="3"/>12,302</text:p>
          </table:table-cell>
          <table:table-cell table:style-name="ce56" office:value-type="float" office:value="5275" calcext:value-type="float">
            <text:p><text:s text:c="3"/>5,27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6359" calcext:value-type="float">
            <text:p><text:s text:c="3"/>46,359</text:p>
          </table:table-cell>
          <table:table-cell table:style-name="ce45" office:value-type="float" office:value="44210" calcext:value-type="float">
            <text:p><text:s text:c="3"/>44,210</text:p>
          </table:table-cell>
          <table:table-cell table:style-name="ce56" office:value-type="float" office:value="9215" calcext:value-type="float">
            <text:p><text:s text:c="3"/>9,215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131" calcext:value-type="float">
            <text:p><text:s text:c="3"/>131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3]+[.C64]" office:value-type="float" office:value="75864" calcext:value-type="float">
            <text:p><text:s text:c="3"/>75,864</text:p>
          </table:table-cell>
          <table:table-cell table:style-name="ce44" table:formula="of:=[.D63]+[.D64]" office:value-type="float" office:value="72880" calcext:value-type="float">
            <text:p><text:s text:c="3"/>72,880</text:p>
          </table:table-cell>
          <table:table-cell table:style-name="ce44" table:formula="of:=[.E63]+[.E64]" office:value-type="float" office:value="19311" calcext:value-type="float">
            <text:p><text:s text:c="3"/>19,311</text:p>
          </table:table-cell>
          <table:table-cell table:style-name="ce44" table:formula="of:=[.F63]+[.F64]" office:value-type="float" office:value="11510" calcext:value-type="float">
            <text:p><text:s text:c="3"/>11,510</text:p>
          </table:table-cell>
          <table:table-cell table:style-name="ce44" table:formula="of:=[.G63]+[.G64]" office:value-type="float" office:value="465" calcext:value-type="float">
            <text:p><text:s text:c="3"/>465</text:p>
          </table:table-cell>
          <table:table-cell table:style-name="ce44" table:formula="of:=[.H63]+[.H64]" office:value-type="float" office:value="216" calcext:value-type="float">
            <text:p><text:s text:c="3"/>216</text:p>
          </table:table-cell>
          <table:table-cell table:style-name="ce44" table:formula="of:=[.I63]+[.I64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一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293" calcext:value-type="float">
            <text:p><text:s text:c="3"/>33,293</text:p>
          </table:table-cell>
          <table:table-cell table:style-name="ce45" office:value-type="float" office:value="32591" calcext:value-type="float">
            <text:p><text:s text:c="3"/>32,591</text:p>
          </table:table-cell>
          <table:table-cell table:style-name="ce56" office:value-type="float" office:value="10046" calcext:value-type="float">
            <text:p><text:s text:c="3"/>10,046</text:p>
          </table:table-cell>
          <table:table-cell table:style-name="ce56" office:value-type="float" office:value="7089" calcext:value-type="float">
            <text:p><text:s text:c="3"/>7,089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1713" calcext:value-type="float">
            <text:p><text:s text:c="3"/>11,713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2571" calcext:value-type="float">
            <text:p><text:s text:c="3"/>42,571</text:p>
          </table:table-cell>
          <table:table-cell table:style-name="ce45" office:value-type="float" office:value="40289" calcext:value-type="float">
            <text:p><text:s text:c="3"/>40,289</text:p>
          </table:table-cell>
          <table:table-cell table:style-name="ce56" office:value-type="float" office:value="9265" calcext:value-type="float">
            <text:p><text:s text:c="3"/>9,265</text:p>
          </table:table-cell>
          <table:table-cell table:style-name="ce56" office:value-type="float" office:value="4421" calcext:value-type="float">
            <text:p><text:s text:c="3"/>4,42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6]+[.C67]" office:value-type="float" office:value="77055" calcext:value-type="float">
            <text:p><text:s text:c="3"/>77,055</text:p>
          </table:table-cell>
          <table:table-cell table:style-name="ce44" table:formula="of:=[.D66]+[.D67]" office:value-type="float" office:value="71917" calcext:value-type="float">
            <text:p><text:s text:c="3"/>71,917</text:p>
          </table:table-cell>
          <table:table-cell table:style-name="ce44" table:formula="of:=[.E66]+[.E67]" office:value-type="float" office:value="19353" calcext:value-type="float">
            <text:p><text:s text:c="3"/>19,353</text:p>
          </table:table-cell>
          <table:table-cell table:style-name="ce44" table:formula="of:=[.F66]+[.F67]" office:value-type="float" office:value="11913" calcext:value-type="float">
            <text:p><text:s text:c="3"/>11,913</text:p>
          </table:table-cell>
          <table:table-cell table:style-name="ce44" table:formula="of:=[.G66]+[.G67]" office:value-type="float" office:value="443" calcext:value-type="float">
            <text:p><text:s text:c="3"/>443</text:p>
          </table:table-cell>
          <table:table-cell table:style-name="ce44" table:formula="of:=[.H66]+[.H67]" office:value-type="float" office:value="210" calcext:value-type="float">
            <text:p><text:s text:c="3"/>210</text:p>
          </table:table-cell>
          <table:table-cell table:style-name="ce44" table:formula="of:=[.I66]+[.I67]" office:value-type="float" office:value="71" calcext:value-type="float">
            <text:p><text:s text:c="3"/>71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二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619" calcext:value-type="float">
            <text:p><text:s text:c="3"/>33,619</text:p>
          </table:table-cell>
          <table:table-cell table:style-name="ce45" office:value-type="float" office:value="32103" calcext:value-type="float">
            <text:p><text:s text:c="3"/>32,103</text:p>
          </table:table-cell>
          <table:table-cell table:style-name="ce56" office:value-type="float" office:value="10167" calcext:value-type="float">
            <text:p><text:s text:c="3"/>10,167</text:p>
          </table:table-cell>
          <table:table-cell table:style-name="ce56" office:value-type="float" office:value="7305" calcext:value-type="float">
            <text:p><text:s text:c="3"/>7,30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2401" calcext:value-type="float">
            <text:p><text:s text:c="3"/>12,401</text:p>
          </table:table-cell>
          <table:table-cell table:style-name="ce56" office:value-type="float" office:value="4721" calcext:value-type="float">
            <text:p><text:s text:c="3"/>4,72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3436" calcext:value-type="float">
            <text:p><text:s text:c="3"/>43,436</text:p>
          </table:table-cell>
          <table:table-cell table:style-name="ce45" office:value-type="float" office:value="39814" calcext:value-type="float">
            <text:p><text:s text:c="3"/>39,814</text:p>
          </table:table-cell>
          <table:table-cell table:style-name="ce56" office:value-type="float" office:value="9186" calcext:value-type="float">
            <text:p><text:s text:c="3"/>9,186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七年</text:p>
            <text:p>截至二月止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7" table:formula="of:=SUM([.C71];[.C74])" office:value-type="float" office:value="166834" calcext:value-type="float">
            <text:p><text:s text:c="3"/>166,834</text:p>
          </table:table-cell>
          <table:table-cell table:style-name="ce47" table:formula="of:=SUM([.D71];[.D74])" office:value-type="float" office:value="160258" calcext:value-type="float">
            <text:p><text:s text:c="3"/>160,258</text:p>
          </table:table-cell>
          <table:table-cell table:style-name="ce47" table:formula="of:=SUM([.E71];[.E74])" office:value-type="float" office:value="34388" calcext:value-type="float">
            <text:p><text:s text:c="3"/>34,388</text:p>
          </table:table-cell>
          <table:table-cell table:style-name="ce47" table:formula="of:=SUM([.F71];[.F74])" office:value-type="float" office:value="25702" calcext:value-type="float">
            <text:p><text:s text:c="3"/>25,702</text:p>
          </table:table-cell>
          <table:table-cell table:style-name="ce47" table:formula="of:=SUM([.G71];[.G74])" office:value-type="float" office:value="858" calcext:value-type="float">
            <text:p><text:s text:c="3"/>858</text:p>
          </table:table-cell>
          <table:table-cell table:style-name="ce47" table:formula="of:=SUM([.H71];[.H74])" office:value-type="float" office:value="428" calcext:value-type="float">
            <text:p><text:s text:c="3"/>428</text:p>
          </table:table-cell>
          <table:table-cell table:style-name="ce47" table:formula="of:=SUM([.I71];[.I74])" office:value-type="float" office:value="170" calcext:value-type="float">
            <text:p><text:s text:c="3"/>170</text:p>
          </table:table-cell>
          <table:table-cell table:style-name="ce67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41" table:formula="of:=SUM([.C72];[.C75])" office:value-type="float" office:value="72245" calcext:value-type="float">
            <text:p><text:s text:c="3"/>72,245</text:p>
          </table:table-cell>
          <table:table-cell table:style-name="ce41" table:formula="of:=SUM([.D72];[.D75])" office:value-type="float" office:value="70307" calcext:value-type="float">
            <text:p><text:s text:c="3"/>70,307</text:p>
          </table:table-cell>
          <table:table-cell table:style-name="ce41" table:formula="of:=SUM([.E72];[.E75])" office:value-type="float" office:value="17963" calcext:value-type="float">
            <text:p><text:s text:c="3"/>17,963</text:p>
          </table:table-cell>
          <table:table-cell table:style-name="ce41" table:formula="of:=SUM([.F72];[.F75])" office:value-type="float" office:value="15913" calcext:value-type="float">
            <text:p><text:s text:c="3"/>15,913</text:p>
          </table:table-cell>
          <table:table-cell table:style-name="ce41" table:formula="of:=SUM([.G72];[.G75])" office:value-type="float" office:value="449" calcext:value-type="float">
            <text:p><text:s text:c="3"/>449</text:p>
          </table:table-cell>
          <table:table-cell table:style-name="ce41" table:formula="of:=SUM([.H72];[.H75])" office:value-type="float" office:value="224" calcext:value-type="float">
            <text:p><text:s text:c="3"/>224</text:p>
          </table:table-cell>
          <table:table-cell table:style-name="ce41" table:formula="of:=SUM([.I72];[.I75])" office:value-type="float" office:value="84" calcext:value-type="float">
            <text:p><text:s text:c="3"/>84</text:p>
          </table:table-cell>
          <table:table-cell table:style-name="ce41" table:formula="of:=SUM([.J72];[.J75])" office:value-type="float" office:value="30228" calcext:value-type="float">
            <text:p><text:s text:c="3"/>30,228</text:p>
          </table:table-cell>
          <table:table-cell table:style-name="ce39" table:formula="of:=SUM([.K72];[.K75])" office:value-type="float" office:value="8109" calcext:value-type="float">
            <text:p><text:s text:c="3"/>8,10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8" office:value-type="string" office:string-value="女" calcext:value-type="string">
            <text:p><text:s/>女 </text:p>
          </table:table-cell>
          <table:table-cell table:style-name="ce42" table:formula="of:=SUM([.C73];[.C76])" office:value-type="float" office:value="94589" calcext:value-type="float">
            <text:p><text:s text:c="3"/>94,589</text:p>
          </table:table-cell>
          <table:table-cell table:style-name="ce42" table:formula="of:=SUM([.D73];[.D76])" office:value-type="float" office:value="89951" calcext:value-type="float">
            <text:p><text:s text:c="3"/>89,951</text:p>
          </table:table-cell>
          <table:table-cell table:style-name="ce42" table:formula="of:=SUM([.E73];[.E76])" office:value-type="float" office:value="16425" calcext:value-type="float">
            <text:p><text:s text:c="3"/>16,425</text:p>
          </table:table-cell>
          <table:table-cell table:style-name="ce42" table:formula="of:=SUM([.F73];[.F76])" office:value-type="float" office:value="9789" calcext:value-type="float">
            <text:p><text:s text:c="3"/>9,789</text:p>
          </table:table-cell>
          <table:table-cell table:style-name="ce42" table:formula="of:=SUM([.G73];[.G76])" office:value-type="float" office:value="409" calcext:value-type="float">
            <text:p><text:s text:c="3"/>409</text:p>
          </table:table-cell>
          <table:table-cell table:style-name="ce42" table:formula="of:=SUM([.H73];[.H76])" office:value-type="float" office:value="204" calcext:value-type="float">
            <text:p><text:s text:c="3"/>204</text:p>
          </table:table-cell>
          <table:table-cell table:style-name="ce42" table:formula="of:=SUM([.I73];[.I76])" office:value-type="float" office:value="86" calcext:value-type="float">
            <text:p><text:s text:c="3"/>86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2]+[.C73]" office:value-type="float" office:value="86934" calcext:value-type="float">
            <text:p><text:s text:c="3"/>86,934</text:p>
          </table:table-cell>
          <table:table-cell table:style-name="ce44" table:formula="of:=[.D72]+[.D73]" office:value-type="float" office:value="84261" calcext:value-type="float">
            <text:p><text:s text:c="3"/>84,261</text:p>
          </table:table-cell>
          <table:table-cell table:style-name="ce44" table:formula="of:=[.E72]+[.E73]" office:value-type="float" office:value="18323" calcext:value-type="float">
            <text:p><text:s text:c="3"/>18,323</text:p>
          </table:table-cell>
          <table:table-cell table:style-name="ce44" table:formula="of:=[.F72]+[.F73]" office:value-type="float" office:value="12897" calcext:value-type="float">
            <text:p><text:s text:c="3"/>12,897</text:p>
          </table:table-cell>
          <table:table-cell table:style-name="ce44" table:formula="of:=[.G72]+[.G73]" office:value-type="float" office:value="451" calcext:value-type="float">
            <text:p><text:s text:c="3"/>451</text:p>
          </table:table-cell>
          <table:table-cell table:style-name="ce44" table:formula="of:=[.H72]+[.H73]" office:value-type="float" office:value="231" calcext:value-type="float">
            <text:p><text:s text:c="3"/>231</text:p>
          </table:table-cell>
          <table:table-cell table:style-name="ce44" table:formula="of:=[.I72]+[.I73]" office:value-type="float" office:value="100" calcext:value-type="float">
            <text:p><text:s text:c="3"/>100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一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865" calcext:value-type="float">
            <text:p><text:s text:c="3"/>36,865</text:p>
          </table:table-cell>
          <table:table-cell table:style-name="ce45" office:value-type="float" office:value="36272" calcext:value-type="float">
            <text:p><text:s text:c="3"/>36,272</text:p>
          </table:table-cell>
          <table:table-cell table:style-name="ce56" office:value-type="float" office:value="9590" calcext:value-type="float">
            <text:p><text:s text:c="3"/>9,590</text:p>
          </table:table-cell>
          <table:table-cell table:style-name="ce56" office:value-type="float" office:value="7924" calcext:value-type="float">
            <text:p><text:s text:c="3"/>7,924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17979" calcext:value-type="float">
            <text:p><text:s text:c="3"/>17,979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069" calcext:value-type="float">
            <text:p><text:s text:c="3"/>50,069</text:p>
          </table:table-cell>
          <table:table-cell table:style-name="ce45" office:value-type="float" office:value="47989" calcext:value-type="float">
            <text:p><text:s text:c="3"/>47,989</text:p>
          </table:table-cell>
          <table:table-cell table:style-name="ce56" office:value-type="float" office:value="8733" calcext:value-type="float">
            <text:p><text:s text:c="3"/>8,733</text:p>
          </table:table-cell>
          <table:table-cell table:style-name="ce56" office:value-type="float" office:value="4973" calcext:value-type="float">
            <text:p><text:s text:c="3"/>4,97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5]+[.C76]" office:value-type="float" office:value="79900" calcext:value-type="float">
            <text:p><text:s text:c="3"/>79,900</text:p>
          </table:table-cell>
          <table:table-cell table:style-name="ce44" table:formula="of:=[.D75]+[.D76]" office:value-type="float" office:value="75997" calcext:value-type="float">
            <text:p><text:s text:c="3"/>75,997</text:p>
          </table:table-cell>
          <table:table-cell table:style-name="ce44" table:formula="of:=[.E75]+[.E76]" office:value-type="float" office:value="16065" calcext:value-type="float">
            <text:p><text:s text:c="3"/>16,065</text:p>
          </table:table-cell>
          <table:table-cell table:style-name="ce44" table:formula="of:=[.F75]+[.F76]" office:value-type="float" office:value="12805" calcext:value-type="float">
            <text:p><text:s text:c="3"/>12,805</text:p>
          </table:table-cell>
          <table:table-cell table:style-name="ce44" table:formula="of:=[.G75]+[.G76]" office:value-type="float" office:value="407" calcext:value-type="float">
            <text:p><text:s text:c="3"/>407</text:p>
          </table:table-cell>
          <table:table-cell table:style-name="ce44" table:formula="of:=[.H75]+[.H76]" office:value-type="float" office:value="197" calcext:value-type="float">
            <text:p><text:s text:c="3"/>197</text:p>
          </table:table-cell>
          <table:table-cell table:style-name="ce44" table:formula="of:=[.I75]+[.I76]" office:value-type="float" office:value="70" calcext:value-type="float">
            <text:p><text:s text:c="3"/>7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二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5380" calcext:value-type="float">
            <text:p><text:s text:c="3"/>35,380</text:p>
          </table:table-cell>
          <table:table-cell table:style-name="ce45" office:value-type="float" office:value="34035" calcext:value-type="float">
            <text:p><text:s text:c="3"/>34,035</text:p>
          </table:table-cell>
          <table:table-cell table:style-name="ce56" office:value-type="float" office:value="8373" calcext:value-type="float">
            <text:p><text:s text:c="3"/>8,373</text:p>
          </table:table-cell>
          <table:table-cell table:style-name="ce56" office:value-type="float" office:value="7989" calcext:value-type="float">
            <text:p><text:s text:c="3"/>7,989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2249" calcext:value-type="float">
            <text:p><text:s text:c="3"/>12,249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4520" calcext:value-type="float">
            <text:p><text:s text:c="3"/>44,520</text:p>
          </table:table-cell>
          <table:table-cell table:style-name="ce45" office:value-type="float" office:value="41962" calcext:value-type="float">
            <text:p><text:s text:c="3"/>41,962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4816" calcext:value-type="float">
            <text:p><text:s text:c="3"/>4,816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table:formula="of:=([.C74]-[.C35])/[.C35]*100" office:value-type="float" office:value="13.8257710663153" calcext:value-type="float">
            <text:p><text:s/>13.83</text:p>
          </table:table-cell>
          <table:table-cell table:style-name="ce48" table:formula="of:=([.D74]-[.D35])/[.D35]*100" office:value-type="float" office:value="2.90585097019675" calcext:value-type="float">
            <text:p><text:s/>2.91</text:p>
          </table:table-cell>
          <table:table-cell table:style-name="ce48" table:formula="of:=([.E74]-[.E35])/[.E35]*100" office:value-type="float" office:value="19.0352697095436" calcext:value-type="float">
            <text:p><text:s/>19.04</text:p>
          </table:table-cell>
          <table:table-cell table:style-name="ce48" table:formula="of:=([.F74]-[.F35])/[.F35]*100" office:value-type="float" office:value="25.3180661577608" calcext:value-type="float">
            <text:p><text:s/>25.32</text:p>
          </table:table-cell>
          <table:table-cell table:style-name="ce48" table:formula="of:=([.G74]-[.G35])/[.G35]*100" office:value-type="float" office:value="16.9540229885057" calcext:value-type="float">
            <text:p><text:s/>16.95</text:p>
          </table:table-cell>
          <table:table-cell table:style-name="ce48" table:formula="of:=([.H74]-[.H35])/[.H35]*100" office:value-type="float" office:value="19.3939393939394" calcext:value-type="float">
            <text:p><text:s/>19.39</text:p>
          </table:table-cell>
          <table:table-cell table:style-name="ce48" table:formula="of:=([.I74]-[.I35])/[.I35]*100" office:value-type="float" office:value="25" calcext:value-type="float">
            <text:p><text:s/>25.00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36])/[.C36]*100" office:value-type="float" office:value="14.1842827174439" calcext:value-type="float">
            <text:p><text:s/>14.18</text:p>
          </table:table-cell>
          <table:table-cell table:style-name="ce49" table:formula="of:=([.D75]-[.D36])/[.D36]*100" office:value-type="float" office:value="-0.418397799754228" calcext:value-type="float">
            <text:p><text:s text:c="3"/>－0.42</text:p>
          </table:table-cell>
          <table:table-cell table:style-name="ce49" table:formula="of:=([.E75]-[.E36])/[.E36]*100" office:value-type="float" office:value="17.1048951048951" calcext:value-type="float">
            <text:p><text:s/>17.10</text:p>
          </table:table-cell>
          <table:table-cell table:style-name="ce49" table:formula="of:=([.F75]-[.F36])/[.F36]*100" office:value-type="float" office:value="27.3553323768532" calcext:value-type="float">
            <text:p><text:s/>27.36</text:p>
          </table:table-cell>
          <table:table-cell table:style-name="ce49" table:formula="of:=([.G75]-[.G36])/[.G36]*100" office:value-type="float" office:value="17.9775280898876" calcext:value-type="float">
            <text:p><text:s/>17.98</text:p>
          </table:table-cell>
          <table:table-cell table:style-name="ce49" table:formula="of:=([.H75]-[.H36])/[.H36]*100" office:value-type="float" office:value="37.037037037037" calcext:value-type="float">
            <text:p><text:s/>37.04</text:p>
          </table:table-cell>
          <table:table-cell table:style-name="ce49" table:formula="of:=([.I75]-[.I36])/[.I36]*100" office:value-type="float" office:value="21.4285714285714" calcext:value-type="float">
            <text:p><text:s/>21.43</text:p>
          </table:table-cell>
          <table:table-cell table:style-name="ce49" table:formula="of:=([.J75]-[.J36])/[.J36]*100" office:value-type="float" office:value="11.4964500273075" calcext:value-type="float">
            <text:p><text:s/>11.50</text:p>
          </table:table-cell>
          <table:table-cell table:style-name="ce81" table:formula="of:=([.K75]-[.K36])/[.K36]*100" office:value-type="float" office:value="11.9119420989144" calcext:value-type="float">
            <text:p><text:s/>11.9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37])/[.C37]*100" office:value-type="float" office:value="13.5424636572303" calcext:value-type="float">
            <text:p><text:s/>13.54</text:p>
          </table:table-cell>
          <table:table-cell table:style-name="ce50" table:formula="of:=([.D76]-[.D37])/[.D37]*100" office:value-type="float" office:value="5.76966702795352" calcext:value-type="float">
            <text:p><text:s/>5.77</text:p>
          </table:table-cell>
          <table:table-cell table:style-name="ce50" table:formula="of:=([.E76]-[.E37])/[.E37]*100" office:value-type="float" office:value="21.2102111566341" calcext:value-type="float">
            <text:p><text:s/>21.21</text:p>
          </table:table-cell>
          <table:table-cell table:style-name="ce50" table:formula="of:=([.F76]-[.F37])/[.F37]*100" office:value-type="float" office:value="22.0785804816223" calcext:value-type="float">
            <text:p><text:s/>22.08</text:p>
          </table:table-cell>
          <table:table-cell table:style-name="ce50" table:formula="of:=([.G76]-[.G37])/[.G37]*100" office:value-type="float" office:value="15.8823529411765" calcext:value-type="float">
            <text:p><text:s/>15.88</text:p>
          </table:table-cell>
          <table:table-cell table:style-name="ce50" table:formula="of:=([.H76]-[.H37])/[.H37]*100" office:value-type="float" office:value="2.38095238095238" calcext:value-type="float">
            <text:p><text:s/>2.38</text:p>
          </table:table-cell>
          <table:table-cell table:style-name="ce50" table:formula="of:=([.I76]-[.I37])/[.I37]*100" office:value-type="float" office:value="28.5714285714286" calcext:value-type="float">
            <text:p><text:s/>28.57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table:formula="of:=([.C74]-[.C71])/[.C71]*100" office:value-type="float" office:value="-8.09119561966549" calcext:value-type="float">
            <text:p><text:s text:c="3"/>－8.09</text:p>
          </table:table-cell>
          <table:table-cell table:style-name="ce51" table:formula="of:=([.D74]-[.D71])/[.D71]*100" office:value-type="float" office:value="-9.80762155682938" calcext:value-type="float">
            <text:p><text:s text:c="3"/>－9.81</text:p>
          </table:table-cell>
          <table:table-cell table:style-name="ce51" table:formula="of:=([.E74]-[.E71])/[.E71]*100" office:value-type="float" office:value="-12.3233095017192" calcext:value-type="float">
            <text:p><text:s text:c="3"/>－12.32</text:p>
          </table:table-cell>
          <table:table-cell table:style-name="ce51" table:formula="of:=([.F74]-[.F71])/[.F71]*100" office:value-type="float" office:value="-0.713344188570985" calcext:value-type="float">
            <text:p><text:s text:c="3"/>－0.71</text:p>
          </table:table-cell>
          <table:table-cell table:style-name="ce51" table:formula="of:=([.G74]-[.G71])/[.G71]*100" office:value-type="float" office:value="-9.75609756097561" calcext:value-type="float">
            <text:p><text:s text:c="3"/>－9.76</text:p>
          </table:table-cell>
          <table:table-cell table:style-name="ce51" table:formula="of:=([.H74]-[.H71])/[.H71]*100" office:value-type="float" office:value="-14.7186147186147" calcext:value-type="float">
            <text:p><text:s text:c="3"/>－14.72</text:p>
          </table:table-cell>
          <table:table-cell table:style-name="ce51" table:formula="of:=([.I74]-[.I71])/[.I71]*100" office:value-type="float" office:value="-30" calcext:value-type="float">
            <text:p><text:s text:c="3"/>－30.00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72])/[.C72]*100" office:value-type="float" office:value="-4.02821104028211" calcext:value-type="float">
            <text:p><text:s text:c="3"/>－4.03</text:p>
          </table:table-cell>
          <table:table-cell table:style-name="ce49" table:formula="of:=([.D75]-[.D72])/[.D72]*100" office:value-type="float" office:value="-6.16729157476842" calcext:value-type="float">
            <text:p><text:s text:c="3"/>－6.17</text:p>
          </table:table-cell>
          <table:table-cell table:style-name="ce49" table:formula="of:=([.E75]-[.E72])/[.E72]*100" office:value-type="float" office:value="-12.6903023983316" calcext:value-type="float">
            <text:p><text:s text:c="3"/>－12.69</text:p>
          </table:table-cell>
          <table:table-cell table:style-name="ce49" table:formula="of:=([.F75]-[.F72])/[.F72]*100" office:value-type="float" office:value="0.820292781423523" calcext:value-type="float">
            <text:p><text:s/>0.82</text:p>
          </table:table-cell>
          <table:table-cell table:style-name="ce49" table:formula="of:=([.G75]-[.G72])/[.G72]*100" office:value-type="float" office:value="-12.1338912133891" calcext:value-type="float">
            <text:p><text:s text:c="3"/>－12.13</text:p>
          </table:table-cell>
          <table:table-cell table:style-name="ce49" table:formula="of:=([.H75]-[.H72])/[.H72]*100" office:value-type="float" office:value="-1.76991150442478" calcext:value-type="float">
            <text:p><text:s text:c="3"/>－1.77</text:p>
          </table:table-cell>
          <table:table-cell table:style-name="ce49" table:formula="of:=([.I75]-[.I72])/[.I72]*100" office:value-type="float" office:value="-32" calcext:value-type="float">
            <text:p><text:s text:c="3"/>－32.00</text:p>
          </table:table-cell>
          <table:table-cell table:style-name="ce49" table:formula="of:=([.J75]-[.J72])/[.J72]*100" office:value-type="float" office:value="-31.8705156015351" calcext:value-type="float">
            <text:p><text:s text:c="3"/>－31.87</text:p>
          </table:table-cell>
          <table:table-cell table:style-name="ce81" table:formula="of:=([.K75]-[.K72])/[.K72]*100" office:value-type="float" office:value="-15.6207366984993" calcext:value-type="float">
            <text:p><text:s text:c="3"/>－15.6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73])/[.C73]*100" office:value-type="float" office:value="-11.0827058659051" calcext:value-type="float">
            <text:p><text:s text:c="3"/>－11.08</text:p>
          </table:table-cell>
          <table:table-cell table:style-name="ce50" table:formula="of:=([.D76]-[.D73])/[.D73]*100" office:value-type="float" office:value="-12.5591281335306" calcext:value-type="float">
            <text:p><text:s text:c="3"/>－12.56</text:p>
          </table:table-cell>
          <table:table-cell table:style-name="ce50" table:formula="of:=([.E76]-[.E73])/[.E73]*100" office:value-type="float" office:value="-11.9203023016146" calcext:value-type="float">
            <text:p><text:s text:c="3"/>－11.92</text:p>
          </table:table-cell>
          <table:table-cell table:style-name="ce50" table:formula="of:=([.F76]-[.F73])/[.F73]*100" office:value-type="float" office:value="-3.15704805952142" calcext:value-type="float">
            <text:p><text:s text:c="3"/>－3.16</text:p>
          </table:table-cell>
          <table:table-cell table:style-name="ce50" table:formula="of:=([.G76]-[.G73])/[.G73]*100" office:value-type="float" office:value="-7.07547169811321" calcext:value-type="float">
            <text:p><text:s text:c="3"/>－7.08</text:p>
          </table:table-cell>
          <table:table-cell table:style-name="ce50" table:formula="of:=([.H76]-[.H73])/[.H73]*100" office:value-type="float" office:value="-27.1186440677966" calcext:value-type="float">
            <text:p><text:s text:c="3"/>－27.12</text:p>
          </table:table-cell>
          <table:table-cell table:style-name="ce50" table:formula="of:=([.I76]-[.I73])/[.I73]*100" office:value-type="float" office:value="-28" calcext:value-type="float">
            <text:p><text:s text:c="3"/>－28.00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11" table:number-columns-repeated="2" table:default-cell-style-name="ce25"/>
        <table:table-column table:style-name="co12" table:number-columns-repeated="7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1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7">
            <table:table-cell table:style-name="ce94" office:value-type="string" office:string-value="中 華 民 國 97 年 2 月 份" calcext:value-type="string" table:number-columns-spanned="11" table:number-rows-spanned="1">
              <text:p><text:s/>中 華 民 國 97 年 2 月 份 </text:p>
            </table:table-cell>
            <table:covered-table-cell table:number-columns-repeated="10" table:style-name="ce94"/>
            <table:table-cell table:style-name="ce110" table:number-columns-repeated="4"/>
            <table:table-cell table:style-name="ce92" table:number-columns-repeated="2"/>
            <table:table-cell table:style-name="ce111" table:number-columns-repeated="4"/>
            <table:table-cell table:style-name="ce110"/>
            <table:table-cell table:style-name="ce111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8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table:formula="of:=[.C6]+[.C7]" office:value-type="float" office:value="79900" calcext:value-type="float">
            <text:p><text:s text:c="3"/>79,900</text:p>
          </table:table-cell>
          <table:table-cell table:style-name="ce54" table:formula="of:=[.D6]+[.D7]" office:value-type="float" office:value="75997" calcext:value-type="float">
            <text:p><text:s text:c="3"/>75,997</text:p>
          </table:table-cell>
          <table:table-cell table:style-name="ce54" table:formula="of:=[.E6]+[.E7]" office:value-type="float" office:value="16065" calcext:value-type="float">
            <text:p><text:s text:c="3"/>16,065</text:p>
          </table:table-cell>
          <table:table-cell table:style-name="ce54" table:formula="of:=[.F6]+[.F7]" office:value-type="float" office:value="12805" calcext:value-type="float">
            <text:p><text:s text:c="3"/>12,805</text:p>
          </table:table-cell>
          <table:table-cell table:style-name="ce54" table:formula="of:=[.G6]+[.G7]" office:value-type="float" office:value="407" calcext:value-type="float">
            <text:p><text:s text:c="3"/>407</text:p>
          </table:table-cell>
          <table:table-cell table:style-name="ce54" table:formula="of:=[.H6]+[.H7]" office:value-type="float" office:value="197" calcext:value-type="float">
            <text:p><text:s text:c="3"/>197</text:p>
          </table:table-cell>
          <table:table-cell table:style-name="ce54" table:formula="of:=[.I6]+[.I7]" office:value-type="float" office:value="70" calcext:value-type="float">
            <text:p><text:s text:c="3"/>70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table:formula="of:=[.C9]+[.C84]" office:value-type="float" office:value="35380" calcext:value-type="float">
            <text:p><text:s text:c="3"/>35,380</text:p>
          </table:table-cell>
          <table:table-cell table:style-name="ce54" table:formula="of:=[.D9]+[.D84]" office:value-type="float" office:value="34035" calcext:value-type="float">
            <text:p><text:s text:c="3"/>34,035</text:p>
          </table:table-cell>
          <table:table-cell table:style-name="ce54" table:formula="of:=[.E9]+[.E84]" office:value-type="float" office:value="8373" calcext:value-type="float">
            <text:p><text:s text:c="3"/>8,373</text:p>
          </table:table-cell>
          <table:table-cell table:style-name="ce54" table:formula="of:=[.F9]+[.F84]" office:value-type="float" office:value="7989" calcext:value-type="float">
            <text:p><text:s text:c="3"/>7,989</text:p>
          </table:table-cell>
          <table:table-cell table:style-name="ce54" table:formula="of:=[.G9]+[.G84]" office:value-type="float" office:value="210" calcext:value-type="float">
            <text:p><text:s text:c="3"/>210</text:p>
          </table:table-cell>
          <table:table-cell table:style-name="ce54" table:formula="of:=[.H9]+[.H84]" office:value-type="float" office:value="111" calcext:value-type="float">
            <text:p><text:s text:c="3"/>111</text:p>
          </table:table-cell>
          <table:table-cell table:style-name="ce54" table:formula="of:=[.I9]+[.I84]" office:value-type="float" office:value="34" calcext:value-type="float">
            <text:p><text:s text:c="3"/>34</text:p>
          </table:table-cell>
          <table:table-cell table:style-name="ce54" table:formula="of:=[.J9]+[.J84]" office:value-type="float" office:value="12249" calcext:value-type="float">
            <text:p><text:s text:c="3"/>12,249</text:p>
          </table:table-cell>
          <table:table-cell table:style-name="ce54" table:formula="of:=[.K9]+[.K84]" office:value-type="float" office:value="3711" calcext:value-type="float">
            <text:p><text:s text:c="3"/>3,711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0]+[.C85]" office:value-type="float" office:value="44520" calcext:value-type="float">
            <text:p><text:s text:c="3"/>44,520</text:p>
          </table:table-cell>
          <table:table-cell table:style-name="ce66" table:formula="of:=[.D10]+[.D85]" office:value-type="float" office:value="41962" calcext:value-type="float">
            <text:p><text:s text:c="3"/>41,962</text:p>
          </table:table-cell>
          <table:table-cell table:style-name="ce66" table:formula="of:=[.E10]+[.E85]" office:value-type="float" office:value="7692" calcext:value-type="float">
            <text:p><text:s text:c="3"/>7,692</text:p>
          </table:table-cell>
          <table:table-cell table:style-name="ce66" table:formula="of:=[.F10]+[.F85]" office:value-type="float" office:value="4816" calcext:value-type="float">
            <text:p><text:s text:c="3"/>4,816</text:p>
          </table:table-cell>
          <table:table-cell table:style-name="ce66" table:formula="of:=[.G10]+[.G85]" office:value-type="float" office:value="197" calcext:value-type="float">
            <text:p><text:s text:c="3"/>197</text:p>
          </table:table-cell>
          <table:table-cell table:style-name="ce66" table:formula="of:=[.H10]+[.H85]" office:value-type="float" office:value="86" calcext:value-type="float">
            <text:p><text:s text:c="3"/>86</text:p>
          </table:table-cell>
          <table:table-cell table:style-name="ce66" table:formula="of:=[.I10]+[.I85]" office:value-type="float" office:value="36" calcext:value-type="float">
            <text:p><text:s text:c="3"/>36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8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9]+[.C10]" office:value-type="float" office:value="79404" calcext:value-type="float">
            <text:p><text:s text:c="3"/>79,404</text:p>
          </table:table-cell>
          <table:table-cell table:style-name="ce54" table:formula="of:=[.D9]+[.D10]" office:value-type="float" office:value="75615" calcext:value-type="float">
            <text:p><text:s text:c="3"/>75,615</text:p>
          </table:table-cell>
          <table:table-cell table:style-name="ce54" table:formula="of:=[.E9]+[.E10]" office:value-type="float" office:value="15987" calcext:value-type="float">
            <text:p><text:s text:c="3"/>15,987</text:p>
          </table:table-cell>
          <table:table-cell table:style-name="ce54" table:formula="of:=[.F9]+[.F10]" office:value-type="float" office:value="12773" calcext:value-type="float">
            <text:p><text:s text:c="3"/>12,773</text:p>
          </table:table-cell>
          <table:table-cell table:style-name="ce54" table:formula="of:=[.G9]+[.G10]" office:value-type="float" office:value="407" calcext:value-type="float">
            <text:p><text:s text:c="3"/>407</text:p>
          </table:table-cell>
          <table:table-cell table:style-name="ce54" table:formula="of:=[.H9]+[.H10]" office:value-type="float" office:value="197" calcext:value-type="float">
            <text:p><text:s text:c="3"/>197</text:p>
          </table:table-cell>
          <table:table-cell table:style-name="ce54" table:formula="of:=[.I9]+[.I10]" office:value-type="float" office:value="70" calcext:value-type="float">
            <text:p><text:s text:c="3"/>70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6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2]+[.C78]+[.C81]" office:value-type="float" office:value="35083" calcext:value-type="float">
            <text:p><text:s text:c="3"/>35,083</text:p>
          </table:table-cell>
          <table:table-cell table:style-name="ce54" table:formula="of:=[.D12]+[.D78]+[.D81]" office:value-type="float" office:value="33818" calcext:value-type="float">
            <text:p><text:s text:c="3"/>33,818</text:p>
          </table:table-cell>
          <table:table-cell table:style-name="ce54" table:formula="of:=[.E12]+[.E78]+[.E81]" office:value-type="float" office:value="8337" calcext:value-type="float">
            <text:p><text:s text:c="3"/>8,337</text:p>
          </table:table-cell>
          <table:table-cell table:style-name="ce54" table:formula="of:=[.F12]+[.F78]+[.F81]" office:value-type="float" office:value="7967" calcext:value-type="float">
            <text:p><text:s text:c="3"/>7,967</text:p>
          </table:table-cell>
          <table:table-cell table:style-name="ce54" table:formula="of:=[.G12]+[.G78]+[.G81]" office:value-type="float" office:value="210" calcext:value-type="float">
            <text:p><text:s text:c="3"/>210</text:p>
          </table:table-cell>
          <table:table-cell table:style-name="ce54" table:formula="of:=[.H12]+[.H78]+[.H81]" office:value-type="float" office:value="111" calcext:value-type="float">
            <text:p><text:s text:c="3"/>111</text:p>
          </table:table-cell>
          <table:table-cell table:style-name="ce54" table:formula="of:=[.I12]+[.I78]+[.I81]" office:value-type="float" office:value="34" calcext:value-type="float">
            <text:p><text:s text:c="3"/>34</text:p>
          </table:table-cell>
          <table:table-cell table:style-name="ce54" table:formula="of:=[.J12]+[.J78]+[.J81]" office:value-type="float" office:value="12189" calcext:value-type="float">
            <text:p><text:s text:c="3"/>12,189</text:p>
          </table:table-cell>
          <table:table-cell table:style-name="ce54" table:formula="of:=[.K12]+[.K78]+[.K81]" office:value-type="float" office:value="3701" calcext:value-type="float">
            <text:p><text:s text:c="3"/>3,701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3]+[.C79]+[.C82]" office:value-type="float" office:value="44321" calcext:value-type="float">
            <text:p><text:s text:c="3"/>44,321</text:p>
          </table:table-cell>
          <table:table-cell table:style-name="ce66" table:formula="of:=[.D13]+[.D79]+[.D82]" office:value-type="float" office:value="41797" calcext:value-type="float">
            <text:p><text:s text:c="3"/>41,797</text:p>
          </table:table-cell>
          <table:table-cell table:style-name="ce66" table:formula="of:=[.E13]+[.E79]+[.E82]" office:value-type="float" office:value="7650" calcext:value-type="float">
            <text:p><text:s text:c="3"/>7,650</text:p>
          </table:table-cell>
          <table:table-cell table:style-name="ce66" table:formula="of:=[.F13]+[.F79]+[.F82]" office:value-type="float" office:value="4806" calcext:value-type="float">
            <text:p><text:s text:c="3"/>4,806</text:p>
          </table:table-cell>
          <table:table-cell table:style-name="ce66" table:formula="of:=[.G13]+[.G79]+[.G82]" office:value-type="float" office:value="197" calcext:value-type="float">
            <text:p><text:s text:c="3"/>197</text:p>
          </table:table-cell>
          <table:table-cell table:style-name="ce66" table:formula="of:=[.H13]+[.H79]+[.H82]" office:value-type="float" office:value="86" calcext:value-type="float">
            <text:p><text:s text:c="3"/>86</text:p>
          </table:table-cell>
          <table:table-cell table:style-name="ce66" table:formula="of:=[.I13]+[.I79]+[.I82]" office:value-type="float" office:value="36" calcext:value-type="float">
            <text:p><text:s text:c="3"/>36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12]+[.C13]" office:value-type="float" office:value="62865" calcext:value-type="float">
            <text:p><text:s text:c="3"/>62,865</text:p>
          </table:table-cell>
          <table:table-cell table:style-name="ce54" table:formula="of:=[.D12]+[.D13]" office:value-type="float" office:value="60315" calcext:value-type="float">
            <text:p><text:s text:c="3"/>60,315</text:p>
          </table:table-cell>
          <table:table-cell table:style-name="ce54" table:formula="of:=[.E12]+[.E13]" office:value-type="float" office:value="13322" calcext:value-type="float">
            <text:p><text:s text:c="3"/>13,322</text:p>
          </table:table-cell>
          <table:table-cell table:style-name="ce54" table:formula="of:=[.F12]+[.F13]" office:value-type="float" office:value="10665" calcext:value-type="float">
            <text:p><text:s text:c="3"/>10,665</text:p>
          </table:table-cell>
          <table:table-cell table:style-name="ce54" table:formula="of:=[.G12]+[.G13]" office:value-type="float" office:value="338" calcext:value-type="float">
            <text:p><text:s text:c="3"/>338</text:p>
          </table:table-cell>
          <table:table-cell table:style-name="ce54" table:formula="of:=[.H12]+[.H13]" office:value-type="float" office:value="159" calcext:value-type="float">
            <text:p><text:s text:c="3"/>159</text:p>
          </table:table-cell>
          <table:table-cell table:style-name="ce54" table:formula="of:=[.I12]+[.I13]" office:value-type="float" office:value="49" calcext:value-type="float">
            <text:p><text:s text:c="3"/>49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5]+[.C18]+[.C21]+[.C24]+[.C27]+[.C30]+[.C33]+[.C36]+[.C39]+[.C42]+[.C45]+[.C48]+[.C51]+[.C54]+[.C57]+[.C60]+[.C63]+[.C66]+[.C69]+[.C72]+[.C75]" office:value-type="float" office:value="27695" calcext:value-type="float">
            <text:p><text:s text:c="3"/>27,695</text:p>
          </table:table-cell>
          <table:table-cell table:style-name="ce54" table:formula="of:=[.D15]+[.D18]+[.D21]+[.D24]+[.D27]+[.D30]+[.D33]+[.D36]+[.D39]+[.D42]+[.D45]+[.D48]+[.D51]+[.D54]+[.D57]+[.D60]+[.D63]+[.D66]+[.D69]+[.D72]+[.D75]" office:value-type="float" office:value="26734" calcext:value-type="float">
            <text:p><text:s text:c="3"/>26,734</text:p>
          </table:table-cell>
          <table:table-cell table:style-name="ce54" table:formula="of:=[.E15]+[.E18]+[.E21]+[.E24]+[.E27]+[.E30]+[.E33]+[.E36]+[.E39]+[.E42]+[.E45]+[.E48]+[.E51]+[.E54]+[.E57]+[.E60]+[.E63]+[.E66]+[.E69]+[.E72]+[.E75]" office:value-type="float" office:value="6948" calcext:value-type="float">
            <text:p><text:s text:c="3"/>6,948</text:p>
          </table:table-cell>
          <table:table-cell table:style-name="ce54" table:formula="of:=[.F15]+[.F18]+[.F21]+[.F24]+[.F27]+[.F30]+[.F33]+[.F36]+[.F39]+[.F42]+[.F45]+[.F48]+[.F51]+[.F54]+[.F57]+[.F60]+[.F63]+[.F66]+[.F69]+[.F72]+[.F75]" office:value-type="float" office:value="6645" calcext:value-type="float">
            <text:p><text:s text:c="3"/>6,645</text:p>
          </table:table-cell>
          <table:table-cell table:style-name="ce54" table:formula="of:=[.G15]+[.G18]+[.G21]+[.G24]+[.G27]+[.G30]+[.G33]+[.G36]+[.G39]+[.G42]+[.G45]+[.G48]+[.G51]+[.G54]+[.G57]+[.G60]+[.G63]+[.G66]+[.G69]+[.G72]+[.G75]" office:value-type="float" office:value="175" calcext:value-type="float">
            <text:p><text:s text:c="3"/>175</text:p>
          </table:table-cell>
          <table:table-cell table:style-name="ce54" table:formula="of:=[.H15]+[.H18]+[.H21]+[.H24]+[.H27]+[.H30]+[.H33]+[.H36]+[.H39]+[.H42]+[.H45]+[.H48]+[.H51]+[.H54]+[.H57]+[.H60]+[.H63]+[.H66]+[.H69]+[.H72]+[.H75]" office:value-type="float" office:value="89" calcext:value-type="float">
            <text:p><text:s text:c="3"/>89</text:p>
          </table:table-cell>
          <table:table-cell table:style-name="ce54" table:formula="of:=[.I15]+[.I18]+[.I21]+[.I24]+[.I27]+[.I30]+[.I33]+[.I36]+[.I39]+[.I42]+[.I45]+[.I48]+[.I51]+[.I54]+[.I57]+[.I60]+[.I63]+[.I66]+[.I69]+[.I72]+[.I75]" office:value-type="float" office:value="20" calcext:value-type="float">
            <text:p><text:s text:c="3"/>20</text:p>
          </table:table-cell>
          <table:table-cell table:style-name="ce54" table:formula="of:=SUM([.J15:.J75])" office:value-type="float" office:value="10023" calcext:value-type="float">
            <text:p><text:s text:c="3"/>10,023</text:p>
          </table:table-cell>
          <table:table-cell table:style-name="ce54" table:formula="of:=SUM([.K15:.K75])" office:value-type="float" office:value="3039" calcext:value-type="float">
            <text:p><text:s text:c="3"/>3,039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6]+[.C19]+[.C22]+[.C25]+[.C28]+[.C31]+[.C34]+[.C37]+[.C40]+[.C43]+[.C46]+[.C49]+[.C52]+[.C55]+[.C58]+[.C61]+[.C64]+[.C67]+[.C70]+[.C73]+[.C76]" office:value-type="float" office:value="35170" calcext:value-type="float">
            <text:p><text:s text:c="3"/>35,170</text:p>
          </table:table-cell>
          <table:table-cell table:style-name="ce55" table:formula="of:=[.D16]+[.D19]+[.D22]+[.D25]+[.D28]+[.D31]+[.D34]+[.D37]+[.D40]+[.D43]+[.D46]+[.D49]+[.D52]+[.D55]+[.D58]+[.D61]+[.D64]+[.D67]+[.D70]+[.D73]+[.D76]" office:value-type="float" office:value="33581" calcext:value-type="float">
            <text:p><text:s text:c="3"/>33,581</text:p>
          </table:table-cell>
          <table:table-cell table:style-name="ce55" table:formula="of:=[.E16]+[.E19]+[.E22]+[.E25]+[.E28]+[.E31]+[.E34]+[.E37]+[.E40]+[.E43]+[.E46]+[.E49]+[.E52]+[.E55]+[.E58]+[.E61]+[.E64]+[.E67]+[.E70]+[.E73]+[.E76]" office:value-type="float" office:value="6374" calcext:value-type="float">
            <text:p><text:s text:c="3"/>6,374</text:p>
          </table:table-cell>
          <table:table-cell table:style-name="ce55" table:formula="of:=[.F16]+[.F19]+[.F22]+[.F25]+[.F28]+[.F31]+[.F34]+[.F37]+[.F40]+[.F43]+[.F46]+[.F49]+[.F52]+[.F55]+[.F58]+[.F61]+[.F64]+[.F67]+[.F70]+[.F73]+[.F76]" office:value-type="float" office:value="4020" calcext:value-type="float">
            <text:p><text:s text:c="3"/>4,020</text:p>
          </table:table-cell>
          <table:table-cell table:style-name="ce55" table:formula="of:=[.G16]+[.G19]+[.G22]+[.G25]+[.G28]+[.G31]+[.G34]+[.G37]+[.G40]+[.G43]+[.G46]+[.G49]+[.G52]+[.G55]+[.G58]+[.G61]+[.G64]+[.G67]+[.G70]+[.G73]+[.G76]" office:value-type="float" office:value="163" calcext:value-type="float">
            <text:p><text:s text:c="3"/>163</text:p>
          </table:table-cell>
          <table:table-cell table:style-name="ce55" table:formula="of:=[.H16]+[.H19]+[.H22]+[.H25]+[.H28]+[.H31]+[.H34]+[.H37]+[.H40]+[.H43]+[.H46]+[.H49]+[.H52]+[.H55]+[.H58]+[.H61]+[.H64]+[.H67]+[.H70]+[.H73]+[.H76]" office:value-type="float" office:value="70" calcext:value-type="float">
            <text:p><text:s text:c="3"/>70</text:p>
          </table:table-cell>
          <table:table-cell table:style-name="ce55" table:formula="of:=[.I16]+[.I19]+[.I22]+[.I25]+[.I28]+[.I31]+[.I34]+[.I37]+[.I40]+[.I43]+[.I46]+[.I49]+[.I52]+[.I55]+[.I58]+[.I61]+[.I64]+[.I67]+[.I70]+[.I73]+[.I76]" office:value-type="float" office:value="29" calcext:value-type="float">
            <text:p><text:s text:c="3"/>29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3383" calcext:value-type="float">
            <text:p><text:s text:c="3"/>13,383</text:p>
          </table:table-cell>
          <table:table-cell table:style-name="ce56" office:value-type="float" office:value="11942" calcext:value-type="float">
            <text:p><text:s text:c="3"/>11,942</text:p>
          </table:table-cell>
          <table:table-cell table:style-name="ce56" office:value-type="float" office:value="2549" calcext:value-type="float">
            <text:p><text:s text:c="3"/>2,549</text:p>
          </table:table-cell>
          <table:table-cell table:style-name="ce105" office:value-type="float" office:value="1595" calcext:value-type="float">
            <text:p><text:s text:c="3"/>1,595</text:p>
          </table:table-cell>
          <table:table-cell table:style-name="ce105" office:value-type="float" office:value="52" calcext:value-type="float">
            <text:p><text:s text:c="3"/>52</text:p>
          </table:table-cell>
          <table:table-cell table:style-name="ce105" office:value-type="float" office:value="33" calcext:value-type="float">
            <text:p><text:s text:c="3"/>33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957" calcext:value-type="float">
            <text:p><text:s text:c="3"/>5,957</text:p>
          </table:table-cell>
          <table:table-cell table:style-name="ce45" office:value-type="float" office:value="5293" calcext:value-type="float">
            <text:p><text:s text:c="3"/>5,293</text:p>
          </table:table-cell>
          <table:table-cell table:style-name="ce56" office:value-type="float" office:value="1356" calcext:value-type="float">
            <text:p><text:s text:c="3"/>1,356</text:p>
          </table:table-cell>
          <table:table-cell table:style-name="ce106" office:value-type="float" office:value="1002" calcext:value-type="float">
            <text:p><text:s text:c="3"/>1,002</text:p>
          </table:table-cell>
          <table:table-cell table:style-name="ce106" office:value-type="float" office:value="30" calcext:value-type="float">
            <text:p><text:s text:c="3"/>30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158" calcext:value-type="float">
            <text:p><text:s text:c="3"/>2,15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7426" calcext:value-type="float">
            <text:p><text:s text:c="3"/>7,426</text:p>
          </table:table-cell>
          <table:table-cell table:style-name="ce102" office:value-type="float" office:value="6649" calcext:value-type="float">
            <text:p><text:s text:c="3"/>6,649</text:p>
          </table:table-cell>
          <table:table-cell table:style-name="ce104" office:value-type="float" office:value="1193" calcext:value-type="float">
            <text:p><text:s text:c="3"/>1,193</text:p>
          </table:table-cell>
          <table:table-cell table:style-name="ce104" office:value-type="float" office:value="593" calcext:value-type="float">
            <text:p><text:s text:c="3"/>593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81" calcext:value-type="float">
            <text:p><text:s text:c="3"/>1,781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309" calcext:value-type="float">
            <text:p><text:s text:c="3"/>309</text:p>
          </table:table-cell>
          <table:table-cell table:style-name="ce105" office:value-type="float" office:value="309" calcext:value-type="float">
            <text:p><text:s text:c="3"/>309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65" calcext:value-type="float">
            <text:p><text:s text:c="3"/>765</text:p>
          </table:table-cell>
          <table:table-cell table:style-name="ce45" office:value-type="float" office:value="681" calcext:value-type="float">
            <text:p><text:s text:c="3"/>681</text:p>
          </table:table-cell>
          <table:table-cell table:style-name="ce56" office:value-type="float" office:value="161" calcext:value-type="float">
            <text:p><text:s text:c="3"/>161</text:p>
          </table:table-cell>
          <table:table-cell table:style-name="ce106" office:value-type="float" office:value="183" calcext:value-type="float">
            <text:p><text:s text:c="3"/>183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213" calcext:value-type="float">
            <text:p><text:s text:c="3"/>213</text:p>
          </table:table-cell>
          <table:table-cell table:style-name="ce56" office:value-type="float" office:value="70" calcext:value-type="float">
            <text:p><text:s text:c="3"/>7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16" calcext:value-type="float">
            <text:p><text:s text:c="3"/>1,016</text:p>
          </table:table-cell>
          <table:table-cell table:style-name="ce102" office:value-type="float" office:value="835" calcext:value-type="float">
            <text:p><text:s text:c="3"/>835</text:p>
          </table:table-cell>
          <table:table-cell table:style-name="ce104" office:value-type="float" office:value="148" calcext:value-type="float">
            <text:p><text:s text:c="3"/>148</text:p>
          </table:table-cell>
          <table:table-cell table:style-name="ce104" office:value-type="float" office:value="126" calcext:value-type="float">
            <text:p><text:s text:c="3"/>12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977" calcext:value-type="float">
            <text:p><text:s text:c="3"/>6,977</text:p>
          </table:table-cell>
          <table:table-cell table:style-name="ce56" office:value-type="float" office:value="6071" calcext:value-type="float">
            <text:p><text:s text:c="3"/>6,071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105" office:value-type="float" office:value="876" calcext:value-type="float">
            <text:p><text:s text:c="3"/>876</text:p>
          </table:table-cell>
          <table:table-cell table:style-name="ce105" office:value-type="float" office:value="35" calcext:value-type="float">
            <text:p><text:s text:c="3"/>35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739" calcext:value-type="float">
            <text:p><text:s text:c="3"/>2,739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106" office:value-type="float" office:value="561" calcext:value-type="float">
            <text:p><text:s text:c="3"/>561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091" calcext:value-type="float">
            <text:p><text:s text:c="3"/>1,091</text:p>
          </table:table-cell>
          <table:table-cell table:style-name="ce56" office:value-type="float" office:value="353" calcext:value-type="float">
            <text:p><text:s text:c="3"/>35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807" calcext:value-type="float">
            <text:p><text:s text:c="3"/>3,807</text:p>
          </table:table-cell>
          <table:table-cell table:style-name="ce102" office:value-type="float" office:value="3332" calcext:value-type="float">
            <text:p><text:s text:c="3"/>3,332</text:p>
          </table:table-cell>
          <table:table-cell table:style-name="ce104" office:value-type="float" office:value="737" calcext:value-type="float">
            <text:p><text:s text:c="3"/>737</text:p>
          </table:table-cell>
          <table:table-cell table:style-name="ce104" office:value-type="float" office:value="315" calcext:value-type="float">
            <text:p><text:s text:c="3"/>315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46" calcext:value-type="float">
            <text:p><text:s text:c="3"/>1,746</text:p>
          </table:table-cell>
          <table:table-cell table:style-name="ce56" office:value-type="float" office:value="1573" calcext:value-type="float">
            <text:p><text:s text:c="3"/>1,573</text:p>
          </table:table-cell>
          <table:table-cell table:style-name="ce56" office:value-type="float" office:value="493" calcext:value-type="float">
            <text:p><text:s text:c="3"/>493</text:p>
          </table:table-cell>
          <table:table-cell table:style-name="ce105" office:value-type="float" office:value="308" calcext:value-type="float">
            <text:p><text:s text:c="3"/>308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08" calcext:value-type="float">
            <text:p><text:s text:c="3"/>808</text:p>
          </table:table-cell>
          <table:table-cell table:style-name="ce45" office:value-type="float" office:value="706" calcext:value-type="float">
            <text:p><text:s text:c="3"/>706</text:p>
          </table:table-cell>
          <table:table-cell table:style-name="ce56" office:value-type="float" office:value="250" calcext:value-type="float">
            <text:p><text:s text:c="3"/>250</text:p>
          </table:table-cell>
          <table:table-cell table:style-name="ce106" office:value-type="float" office:value="180" calcext:value-type="float">
            <text:p><text:s text:c="3"/>180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18" calcext:value-type="float">
            <text:p><text:s text:c="3"/>318</text:p>
          </table:table-cell>
          <table:table-cell table:style-name="ce56" office:value-type="float" office:value="76" calcext:value-type="float">
            <text:p><text:s text:c="3"/>7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38" calcext:value-type="float">
            <text:p><text:s text:c="3"/>938</text:p>
          </table:table-cell>
          <table:table-cell table:style-name="ce102" office:value-type="float" office:value="867" calcext:value-type="float">
            <text:p><text:s text:c="3"/>867</text:p>
          </table:table-cell>
          <table:table-cell table:style-name="ce104" office:value-type="float" office:value="243" calcext:value-type="float">
            <text:p><text:s text:c="3"/>243</text:p>
          </table:table-cell>
          <table:table-cell table:style-name="ce104" office:value-type="float" office:value="128" calcext:value-type="float">
            <text:p><text:s text:c="3"/>128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55" calcext:value-type="float">
            <text:p><text:s text:c="3"/>1,455</text:p>
          </table:table-cell>
          <table:table-cell table:style-name="ce56" office:value-type="float" office:value="1467" calcext:value-type="float">
            <text:p><text:s text:c="3"/>1,467</text:p>
          </table:table-cell>
          <table:table-cell table:style-name="ce56" office:value-type="float" office:value="388" calcext:value-type="float">
            <text:p><text:s text:c="3"/>388</text:p>
          </table:table-cell>
          <table:table-cell table:style-name="ce105" office:value-type="float" office:value="414" calcext:value-type="float">
            <text:p><text:s text:c="3"/>414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01" calcext:value-type="float">
            <text:p><text:s text:c="3"/>601</text:p>
          </table:table-cell>
          <table:table-cell table:style-name="ce45" office:value-type="float" office:value="658" calcext:value-type="float">
            <text:p><text:s text:c="3"/>658</text:p>
          </table:table-cell>
          <table:table-cell table:style-name="ce56" office:value-type="float" office:value="200" calcext:value-type="float">
            <text:p><text:s text:c="3"/>200</text:p>
          </table:table-cell>
          <table:table-cell table:style-name="ce106" office:value-type="float" office:value="263" calcext:value-type="float">
            <text:p><text:s text:c="3"/>263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09" calcext:value-type="float">
            <text:p><text:s text:c="3"/>309</text:p>
          </table:table-cell>
          <table:table-cell table:style-name="ce56" office:value-type="float" office:value="76" calcext:value-type="float">
            <text:p><text:s text:c="3"/>7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54" calcext:value-type="float">
            <text:p><text:s text:c="3"/>854</text:p>
          </table:table-cell>
          <table:table-cell table:style-name="ce102" office:value-type="float" office:value="809" calcext:value-type="float">
            <text:p><text:s text:c="3"/>809</text:p>
          </table:table-cell>
          <table:table-cell table:style-name="ce104" office:value-type="float" office:value="188" calcext:value-type="float">
            <text:p><text:s text:c="3"/>188</text:p>
          </table:table-cell>
          <table:table-cell table:style-name="ce104" office:value-type="float" office:value="151" calcext:value-type="float">
            <text:p><text:s text:c="3"/>15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678" calcext:value-type="float">
            <text:p><text:s text:c="3"/>4,678</text:p>
          </table:table-cell>
          <table:table-cell table:style-name="ce56" office:value-type="float" office:value="4622" calcext:value-type="float">
            <text:p><text:s text:c="3"/>4,622</text:p>
          </table:table-cell>
          <table:table-cell table:style-name="ce56" office:value-type="float" office:value="1214" calcext:value-type="float">
            <text:p><text:s text:c="3"/>1,214</text:p>
          </table:table-cell>
          <table:table-cell table:style-name="ce105" office:value-type="float" office:value="777" calcext:value-type="float">
            <text:p><text:s text:c="3"/>777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058" calcext:value-type="float">
            <text:p><text:s text:c="3"/>2,058</text:p>
          </table:table-cell>
          <table:table-cell table:style-name="ce45" office:value-type="float" office:value="1981" calcext:value-type="float">
            <text:p><text:s text:c="3"/>1,981</text:p>
          </table:table-cell>
          <table:table-cell table:style-name="ce56" office:value-type="float" office:value="586" calcext:value-type="float">
            <text:p><text:s text:c="3"/>586</text:p>
          </table:table-cell>
          <table:table-cell table:style-name="ce106" office:value-type="float" office:value="469" calcext:value-type="float">
            <text:p><text:s text:c="3"/>469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837" calcext:value-type="float">
            <text:p><text:s text:c="3"/>837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620" calcext:value-type="float">
            <text:p><text:s text:c="3"/>2,620</text:p>
          </table:table-cell>
          <table:table-cell table:style-name="ce102" office:value-type="float" office:value="2641" calcext:value-type="float">
            <text:p><text:s text:c="3"/>2,641</text:p>
          </table:table-cell>
          <table:table-cell table:style-name="ce104" office:value-type="float" office:value="628" calcext:value-type="float">
            <text:p><text:s text:c="3"/>628</text:p>
          </table:table-cell>
          <table:table-cell table:style-name="ce104" office:value-type="float" office:value="308" calcext:value-type="float">
            <text:p><text:s text:c="3"/>308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455" calcext:value-type="float">
            <text:p><text:s text:c="3"/>3,455</text:p>
          </table:table-cell>
          <table:table-cell table:style-name="ce56" office:value-type="float" office:value="3489" calcext:value-type="float">
            <text:p><text:s text:c="3"/>3,489</text:p>
          </table:table-cell>
          <table:table-cell table:style-name="ce56" office:value-type="float" office:value="977" calcext:value-type="float">
            <text:p><text:s text:c="3"/>977</text:p>
          </table:table-cell>
          <table:table-cell table:style-name="ce105" office:value-type="float" office:value="801" calcext:value-type="float">
            <text:p><text:s text:c="3"/>801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469" calcext:value-type="float">
            <text:p><text:s text:c="3"/>1,469</text:p>
          </table:table-cell>
          <table:table-cell table:style-name="ce45" office:value-type="float" office:value="1473" calcext:value-type="float">
            <text:p><text:s text:c="3"/>1,473</text:p>
          </table:table-cell>
          <table:table-cell table:style-name="ce56" office:value-type="float" office:value="496" calcext:value-type="float">
            <text:p><text:s text:c="3"/>496</text:p>
          </table:table-cell>
          <table:table-cell table:style-name="ce106" office:value-type="float" office:value="493" calcext:value-type="float">
            <text:p><text:s text:c="3"/>493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700" calcext:value-type="float">
            <text:p><text:s text:c="3"/>700</text:p>
          </table:table-cell>
          <table:table-cell table:style-name="ce56" office:value-type="float" office:value="139" calcext:value-type="float">
            <text:p><text:s text:c="3"/>13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986" calcext:value-type="float">
            <text:p><text:s text:c="3"/>1,986</text:p>
          </table:table-cell>
          <table:table-cell table:style-name="ce102" office:value-type="float" office:value="2016" calcext:value-type="float">
            <text:p><text:s text:c="3"/>2,016</text:p>
          </table:table-cell>
          <table:table-cell table:style-name="ce104" office:value-type="float" office:value="481" calcext:value-type="float">
            <text:p><text:s text:c="3"/>481</text:p>
          </table:table-cell>
          <table:table-cell table:style-name="ce104" office:value-type="float" office:value="308" calcext:value-type="float">
            <text:p><text:s text:c="3"/>308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41" calcext:value-type="float">
            <text:p><text:s text:c="3"/>1,441</text:p>
          </table:table-cell>
          <table:table-cell table:style-name="ce56" office:value-type="float" office:value="1532" calcext:value-type="float">
            <text:p><text:s text:c="3"/>1,532</text:p>
          </table:table-cell>
          <table:table-cell table:style-name="ce56" office:value-type="float" office:value="360" calcext:value-type="float">
            <text:p><text:s text:c="3"/>360</text:p>
          </table:table-cell>
          <table:table-cell table:style-name="ce105" office:value-type="float" office:value="375" calcext:value-type="float">
            <text:p><text:s text:c="3"/>375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10" calcext:value-type="float">
            <text:p><text:s text:c="3"/>610</text:p>
          </table:table-cell>
          <table:table-cell table:style-name="ce45" office:value-type="float" office:value="676" calcext:value-type="float">
            <text:p><text:s text:c="3"/>676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106" office:value-type="float" office:value="240" calcext:value-type="float">
            <text:p><text:s text:c="3"/>240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21" calcext:value-type="float">
            <text:p><text:s text:c="3"/>221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31" calcext:value-type="float">
            <text:p><text:s text:c="3"/>831</text:p>
          </table:table-cell>
          <table:table-cell table:style-name="ce102" office:value-type="float" office:value="856" calcext:value-type="float">
            <text:p><text:s text:c="3"/>856</text:p>
          </table:table-cell>
          <table:table-cell table:style-name="ce104" office:value-type="float" office:value="165" calcext:value-type="float">
            <text:p><text:s text:c="3"/>165</text:p>
          </table:table-cell>
          <table:table-cell table:style-name="ce104" office:value-type="float" office:value="135" calcext:value-type="float">
            <text:p><text:s text:c="3"/>13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189" calcext:value-type="float">
            <text:p><text:s text:c="3"/>2,189</text:p>
          </table:table-cell>
          <table:table-cell table:style-name="ce56" office:value-type="float" office:value="2089" calcext:value-type="float">
            <text:p><text:s text:c="3"/>2,089</text:p>
          </table:table-cell>
          <table:table-cell table:style-name="ce56" office:value-type="float" office:value="530" calcext:value-type="float">
            <text:p><text:s text:c="3"/>530</text:p>
          </table:table-cell>
          <table:table-cell table:style-name="ce105" office:value-type="float" office:value="579" calcext:value-type="float">
            <text:p><text:s text:c="3"/>579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924" calcext:value-type="float">
            <text:p><text:s text:c="3"/>924</text:p>
          </table:table-cell>
          <table:table-cell table:style-name="ce45" office:value-type="float" office:value="882" calcext:value-type="float">
            <text:p><text:s text:c="3"/>882</text:p>
          </table:table-cell>
          <table:table-cell table:style-name="ce56" office:value-type="float" office:value="293" calcext:value-type="float">
            <text:p><text:s text:c="3"/>293</text:p>
          </table:table-cell>
          <table:table-cell table:style-name="ce106" office:value-type="float" office:value="347" calcext:value-type="float">
            <text:p><text:s text:c="3"/>347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54" calcext:value-type="float">
            <text:p><text:s text:c="3"/>354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65" calcext:value-type="float">
            <text:p><text:s text:c="3"/>1,265</text:p>
          </table:table-cell>
          <table:table-cell table:style-name="ce102" office:value-type="float" office:value="1207" calcext:value-type="float">
            <text:p><text:s text:c="3"/>1,207</text:p>
          </table:table-cell>
          <table:table-cell table:style-name="ce104" office:value-type="float" office:value="237" calcext:value-type="float">
            <text:p><text:s text:c="3"/>237</text:p>
          </table:table-cell>
          <table:table-cell table:style-name="ce104" office:value-type="float" office:value="232" calcext:value-type="float">
            <text:p><text:s text:c="3"/>232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27" calcext:value-type="float">
            <text:p><text:s text:c="3"/>1,427</text:p>
          </table:table-cell>
          <table:table-cell table:style-name="ce56" office:value-type="float" office:value="1758" calcext:value-type="float">
            <text:p><text:s text:c="3"/>1,758</text:p>
          </table:table-cell>
          <table:table-cell table:style-name="ce56" office:value-type="float" office:value="404" calcext:value-type="float">
            <text:p><text:s text:c="3"/>404</text:p>
          </table:table-cell>
          <table:table-cell table:style-name="ce105" office:value-type="float" office:value="468" calcext:value-type="float">
            <text:p><text:s text:c="3"/>468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01" calcext:value-type="float">
            <text:p><text:s text:c="3"/>601</text:p>
          </table:table-cell>
          <table:table-cell table:style-name="ce45" office:value-type="float" office:value="766" calcext:value-type="float">
            <text:p><text:s text:c="3"/>766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106" office:value-type="float" office:value="281" calcext:value-type="float">
            <text:p><text:s text:c="3"/>28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65" calcext:value-type="float">
            <text:p><text:s text:c="3"/>265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26" calcext:value-type="float">
            <text:p><text:s text:c="3"/>826</text:p>
          </table:table-cell>
          <table:table-cell table:style-name="ce102" office:value-type="float" office:value="992" calcext:value-type="float">
            <text:p><text:s text:c="3"/>992</text:p>
          </table:table-cell>
          <table:table-cell table:style-name="ce104" office:value-type="float" office:value="197" calcext:value-type="float">
            <text:p><text:s text:c="3"/>197</text:p>
          </table:table-cell>
          <table:table-cell table:style-name="ce104" office:value-type="float" office:value="187" calcext:value-type="float">
            <text:p><text:s text:c="3"/>18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977" calcext:value-type="float">
            <text:p><text:s text:c="3"/>2,977</text:p>
          </table:table-cell>
          <table:table-cell table:style-name="ce56" office:value-type="float" office:value="3125" calcext:value-type="float">
            <text:p><text:s text:c="3"/>3,125</text:p>
          </table:table-cell>
          <table:table-cell table:style-name="ce56" office:value-type="float" office:value="721" calcext:value-type="float">
            <text:p><text:s text:c="3"/>721</text:p>
          </table:table-cell>
          <table:table-cell table:style-name="ce105" office:value-type="float" office:value="804" calcext:value-type="float">
            <text:p><text:s text:c="3"/>804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284" calcext:value-type="float">
            <text:p><text:s text:c="3"/>1,284</text:p>
          </table:table-cell>
          <table:table-cell table:style-name="ce45" office:value-type="float" office:value="1338" calcext:value-type="float">
            <text:p><text:s text:c="3"/>1,338</text:p>
          </table:table-cell>
          <table:table-cell table:style-name="ce56" office:value-type="float" office:value="386" calcext:value-type="float">
            <text:p><text:s text:c="3"/>386</text:p>
          </table:table-cell>
          <table:table-cell table:style-name="ce106" office:value-type="float" office:value="477" calcext:value-type="float">
            <text:p><text:s text:c="3"/>477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573" calcext:value-type="float">
            <text:p><text:s text:c="3"/>573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693" calcext:value-type="float">
            <text:p><text:s text:c="3"/>1,693</text:p>
          </table:table-cell>
          <table:table-cell table:style-name="ce102" office:value-type="float" office:value="1787" calcext:value-type="float">
            <text:p><text:s text:c="3"/>1,787</text:p>
          </table:table-cell>
          <table:table-cell table:style-name="ce104" office:value-type="float" office:value="335" calcext:value-type="float">
            <text:p><text:s text:c="3"/>335</text:p>
          </table:table-cell>
          <table:table-cell table:style-name="ce104" office:value-type="float" office:value="327" calcext:value-type="float">
            <text:p><text:s text:c="3"/>327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217" calcext:value-type="float">
            <text:p><text:s text:c="3"/>4,217</text:p>
          </table:table-cell>
          <table:table-cell table:style-name="ce56" office:value-type="float" office:value="4387" calcext:value-type="float">
            <text:p><text:s text:c="3"/>4,387</text:p>
          </table:table-cell>
          <table:table-cell table:style-name="ce56" office:value-type="float" office:value="851" calcext:value-type="float">
            <text:p><text:s text:c="3"/>851</text:p>
          </table:table-cell>
          <table:table-cell table:style-name="ce105" office:value-type="float" office:value="753" calcext:value-type="float">
            <text:p><text:s text:c="3"/>753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873" calcext:value-type="float">
            <text:p><text:s text:c="3"/>1,873</text:p>
          </table:table-cell>
          <table:table-cell table:style-name="ce45" office:value-type="float" office:value="1981" calcext:value-type="float">
            <text:p><text:s text:c="3"/>1,981</text:p>
          </table:table-cell>
          <table:table-cell table:style-name="ce56" office:value-type="float" office:value="439" calcext:value-type="float">
            <text:p><text:s text:c="3"/>439</text:p>
          </table:table-cell>
          <table:table-cell table:style-name="ce106" office:value-type="float" office:value="516" calcext:value-type="float">
            <text:p><text:s text:c="3"/>516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671" calcext:value-type="float">
            <text:p><text:s text:c="3"/>671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344" calcext:value-type="float">
            <text:p><text:s text:c="3"/>2,344</text:p>
          </table:table-cell>
          <table:table-cell table:style-name="ce102" office:value-type="float" office:value="2406" calcext:value-type="float">
            <text:p><text:s text:c="3"/>2,406</text:p>
          </table:table-cell>
          <table:table-cell table:style-name="ce104" office:value-type="float" office:value="412" calcext:value-type="float">
            <text:p><text:s text:c="3"/>412</text:p>
          </table:table-cell>
          <table:table-cell table:style-name="ce104" office:value-type="float" office:value="237" calcext:value-type="float">
            <text:p><text:s text:c="3"/>237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483" calcext:value-type="float">
            <text:p><text:s text:c="3"/>2,483</text:p>
          </table:table-cell>
          <table:table-cell table:style-name="ce56" office:value-type="float" office:value="2790" calcext:value-type="float">
            <text:p><text:s text:c="3"/>2,790</text:p>
          </table:table-cell>
          <table:table-cell table:style-name="ce56" office:value-type="float" office:value="544" calcext:value-type="float">
            <text:p><text:s text:c="3"/>544</text:p>
          </table:table-cell>
          <table:table-cell table:style-name="ce105" office:value-type="float" office:value="651" calcext:value-type="float">
            <text:p><text:s text:c="3"/>651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127" calcext:value-type="float">
            <text:p><text:s text:c="3"/>1,127</text:p>
          </table:table-cell>
          <table:table-cell table:style-name="ce45" office:value-type="float" office:value="1249" calcext:value-type="float">
            <text:p><text:s text:c="3"/>1,249</text:p>
          </table:table-cell>
          <table:table-cell table:style-name="ce56" office:value-type="float" office:value="279" calcext:value-type="float">
            <text:p><text:s text:c="3"/>279</text:p>
          </table:table-cell>
          <table:table-cell table:style-name="ce106" office:value-type="float" office:value="406" calcext:value-type="float">
            <text:p><text:s text:c="3"/>406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16" calcext:value-type="float">
            <text:p><text:s text:c="3"/>416</text:p>
          </table:table-cell>
          <table:table-cell table:style-name="ce56" office:value-type="float" office:value="147" calcext:value-type="float">
            <text:p><text:s text:c="3"/>14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356" calcext:value-type="float">
            <text:p><text:s text:c="3"/>1,356</text:p>
          </table:table-cell>
          <table:table-cell table:style-name="ce102" office:value-type="float" office:value="1541" calcext:value-type="float">
            <text:p><text:s text:c="3"/>1,541</text:p>
          </table:table-cell>
          <table:table-cell table:style-name="ce104" office:value-type="float" office:value="265" calcext:value-type="float">
            <text:p><text:s text:c="3"/>265</text:p>
          </table:table-cell>
          <table:table-cell table:style-name="ce104" office:value-type="float" office:value="245" calcext:value-type="float">
            <text:p><text:s text:c="3"/>245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22" calcext:value-type="float">
            <text:p><text:s text:c="3"/>722</text:p>
          </table:table-cell>
          <table:table-cell table:style-name="ce56" office:value-type="float" office:value="808" calcext:value-type="float">
            <text:p><text:s text:c="3"/>808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105" office:value-type="float" office:value="205" calcext:value-type="float">
            <text:p><text:s text:c="3"/>205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55" calcext:value-type="float">
            <text:p><text:s text:c="3"/>355</text:p>
          </table:table-cell>
          <table:table-cell table:style-name="ce45" office:value-type="float" office:value="383" calcext:value-type="float">
            <text:p><text:s text:c="3"/>383</text:p>
          </table:table-cell>
          <table:table-cell table:style-name="ce56" office:value-type="float" office:value="92" calcext:value-type="float">
            <text:p><text:s text:c="3"/>92</text:p>
          </table:table-cell>
          <table:table-cell table:style-name="ce106" office:value-type="float" office:value="130" calcext:value-type="float">
            <text:p><text:s text:c="3"/>130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21" calcext:value-type="float">
            <text:p><text:s text:c="3"/>121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67" calcext:value-type="float">
            <text:p><text:s text:c="3"/>367</text:p>
          </table:table-cell>
          <table:table-cell table:style-name="ce102" office:value-type="float" office:value="425" calcext:value-type="float">
            <text:p><text:s text:c="3"/>425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84" calcext:value-type="float">
            <text:p><text:s text:c="3"/>1,484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105" office:value-type="float" office:value="298" calcext:value-type="float">
            <text:p><text:s text:c="3"/>298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76" calcext:value-type="float">
            <text:p><text:s text:c="3"/>676</text:p>
          </table:table-cell>
          <table:table-cell table:style-name="ce45" office:value-type="float" office:value="684" calcext:value-type="float">
            <text:p><text:s text:c="3"/>684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106" office:value-type="float" office:value="193" calcext:value-type="float">
            <text:p><text:s text:c="3"/>193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64" calcext:value-type="float">
            <text:p><text:s text:c="3"/>164</text:p>
          </table:table-cell>
          <table:table-cell table:style-name="ce56" office:value-type="float" office:value="70" calcext:value-type="float">
            <text:p><text:s text:c="3"/>7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08" calcext:value-type="float">
            <text:p><text:s text:c="3"/>808</text:p>
          </table:table-cell>
          <table:table-cell table:style-name="ce102" office:value-type="float" office:value="833" calcext:value-type="float">
            <text:p><text:s text:c="3"/>833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56" office:value-type="float" office:value="282" calcext:value-type="float">
            <text:p><text:s text:c="3"/>282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105" office:value-type="float" office:value="75" calcext:value-type="float">
            <text:p><text:s text:c="3"/>75</text:p>
          </table:table-cell>
          <table:table-cell table:number-columns-repeated="2" table:style-name="ce105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32" calcext:value-type="float">
            <text:p><text:s text:c="3"/>132</text:p>
          </table:table-cell>
          <table:table-cell table:style-name="ce45" office:value-type="float" office:value="135" calcext:value-type="float">
            <text:p><text:s text:c="3"/>13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106" office:value-type="float" office:value="52" calcext:value-type="float">
            <text:p><text:s text:c="3"/>52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29" calcext:value-type="float">
            <text:p><text:s text:c="3"/>2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44" calcext:value-type="float">
            <text:p><text:s text:c="3"/>1,444</text:p>
          </table:table-cell>
          <table:table-cell table:style-name="ce56" office:value-type="float" office:value="1541" calcext:value-type="float">
            <text:p><text:s text:c="3"/>1,541</text:p>
          </table:table-cell>
          <table:table-cell table:style-name="ce56" office:value-type="float" office:value="206" calcext:value-type="float">
            <text:p><text:s text:c="3"/>206</text:p>
          </table:table-cell>
          <table:table-cell table:style-name="ce105" office:value-type="float" office:value="241" calcext:value-type="float">
            <text:p><text:s text:c="3"/>241</text:p>
          </table:table-cell>
          <table:table-cell table:number-columns-repeated="2" table:style-name="ce105" office:value-type="float" office:value="6" calcext:value-type="float">
            <text:p><text:s text:c="3"/>6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46" calcext:value-type="float">
            <text:p><text:s text:c="3"/>646</text:p>
          </table:table-cell>
          <table:table-cell table:style-name="ce45" office:value-type="float" office:value="689" calcext:value-type="float">
            <text:p><text:s text:c="3"/>689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83" calcext:value-type="float">
            <text:p><text:s text:c="3"/>183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798" calcext:value-type="float">
            <text:p><text:s text:c="3"/>798</text:p>
          </table:table-cell>
          <table:table-cell table:style-name="ce102" office:value-type="float" office:value="852" calcext:value-type="float">
            <text:p><text:s text:c="3"/>852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10" calcext:value-type="float">
            <text:p><text:s text:c="3"/>1,610</text:p>
          </table:table-cell>
          <table:table-cell table:style-name="ce56" office:value-type="float" office:value="1463" calcext:value-type="float">
            <text:p><text:s text:c="3"/>1,463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105" office:value-type="float" office:value="195" calcext:value-type="float">
            <text:p><text:s text:c="3"/>195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7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99" calcext:value-type="float">
            <text:p><text:s text:c="3"/>699</text:p>
          </table:table-cell>
          <table:table-cell table:style-name="ce45" office:value-type="float" office:value="686" calcext:value-type="float">
            <text:p><text:s text:c="3"/>686</text:p>
          </table:table-cell>
          <table:table-cell table:style-name="ce56" office:value-type="float" office:value="213" calcext:value-type="float">
            <text:p><text:s text:c="3"/>213</text:p>
          </table:table-cell>
          <table:table-cell table:style-name="ce106" office:value-type="float" office:value="119" calcext:value-type="float">
            <text:p><text:s text:c="3"/>119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56" calcext:value-type="float">
            <text:p><text:s text:c="3"/>256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11" calcext:value-type="float">
            <text:p><text:s text:c="3"/>911</text:p>
          </table:table-cell>
          <table:table-cell table:style-name="ce102" office:value-type="float" office:value="777" calcext:value-type="float">
            <text:p><text:s text:c="3"/>777</text:p>
          </table:table-cell>
          <table:table-cell table:style-name="ce104" office:value-type="float" office:value="193" calcext:value-type="float">
            <text:p><text:s text:c="3"/>193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003" calcext:value-type="float">
            <text:p><text:s text:c="3"/>5,003</text:p>
          </table:table-cell>
          <table:table-cell table:style-name="ce56" office:value-type="float" office:value="4568" calcext:value-type="float">
            <text:p><text:s text:c="3"/>4,568</text:p>
          </table:table-cell>
          <table:table-cell table:style-name="ce56" office:value-type="float" office:value="743" calcext:value-type="float">
            <text:p><text:s text:c="3"/>743</text:p>
          </table:table-cell>
          <table:table-cell table:style-name="ce105" office:value-type="float" office:value="390" calcext:value-type="float">
            <text:p><text:s text:c="3"/>390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211" calcext:value-type="float">
            <text:p><text:s text:c="3"/>2,211</text:p>
          </table:table-cell>
          <table:table-cell table:style-name="ce45" office:value-type="float" office:value="2081" calcext:value-type="float">
            <text:p><text:s text:c="3"/>2,081</text:p>
          </table:table-cell>
          <table:table-cell table:style-name="ce56" office:value-type="float" office:value="404" calcext:value-type="float">
            <text:p><text:s text:c="3"/>404</text:p>
          </table:table-cell>
          <table:table-cell table:style-name="ce106" office:value-type="float" office:value="255" calcext:value-type="float">
            <text:p><text:s text:c="3"/>255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577" calcext:value-type="float">
            <text:p><text:s text:c="3"/>577</text:p>
          </table:table-cell>
          <table:table-cell table:style-name="ce56" office:value-type="float" office:value="159" calcext:value-type="float">
            <text:p><text:s text:c="3"/>15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792" calcext:value-type="float">
            <text:p><text:s text:c="3"/>2,792</text:p>
          </table:table-cell>
          <table:table-cell table:style-name="ce102" office:value-type="float" office:value="2487" calcext:value-type="float">
            <text:p><text:s text:c="3"/>2,487</text:p>
          </table:table-cell>
          <table:table-cell table:style-name="ce104" office:value-type="float" office:value="339" calcext:value-type="float">
            <text:p><text:s text:c="3"/>339</text:p>
          </table:table-cell>
          <table:table-cell table:style-name="ce104" office:value-type="float" office:value="135" calcext:value-type="float">
            <text:p><text:s text:c="3"/>135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037" calcext:value-type="float">
            <text:p><text:s text:c="3"/>1,037</text:p>
          </table:table-cell>
          <table:table-cell table:style-name="ce56" office:value-type="float" office:value="947" calcext:value-type="float">
            <text:p><text:s text:c="3"/>947</text:p>
          </table:table-cell>
          <table:table-cell table:style-name="ce56" office:value-type="float" office:value="199" calcext:value-type="float">
            <text:p><text:s text:c="3"/>199</text:p>
          </table:table-cell>
          <table:table-cell table:style-name="ce105" office:value-type="float" office:value="141" calcext:value-type="float">
            <text:p><text:s text:c="3"/>141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34" calcext:value-type="float">
            <text:p><text:s text:c="3"/>434</text:p>
          </table:table-cell>
          <table:table-cell table:style-name="ce45" office:value-type="float" office:value="421" calcext:value-type="float">
            <text:p><text:s text:c="3"/>421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106" office:value-type="float" office:value="89" calcext:value-type="float">
            <text:p><text:s text:c="3"/>89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35" calcext:value-type="float">
            <text:p><text:s text:c="3"/>135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603" calcext:value-type="float">
            <text:p><text:s text:c="3"/>603</text:p>
          </table:table-cell>
          <table:table-cell table:style-name="ce102" office:value-type="float" office:value="526" calcext:value-type="float">
            <text:p><text:s text:c="3"/>526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style-name="ce104" office:value-type="float" office:value="7" calcext:value-type="float">
            <text:p><text:s text:c="3"/>7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098" calcext:value-type="float">
            <text:p><text:s text:c="3"/>3,098</text:p>
          </table:table-cell>
          <table:table-cell table:style-name="ce56" office:value-type="float" office:value="2828" calcext:value-type="float">
            <text:p><text:s text:c="3"/>2,828</text:p>
          </table:table-cell>
          <table:table-cell table:style-name="ce56" office:value-type="float" office:value="468" calcext:value-type="float">
            <text:p><text:s text:c="3"/>468</text:p>
          </table:table-cell>
          <table:table-cell table:style-name="ce105" office:value-type="float" office:value="410" calcext:value-type="float">
            <text:p><text:s text:c="3"/>410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295" calcext:value-type="float">
            <text:p><text:s text:c="3"/>1,295</text:p>
          </table:table-cell>
          <table:table-cell table:style-name="ce45" office:value-type="float" office:value="1232" calcext:value-type="float">
            <text:p><text:s text:c="3"/>1,232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style-name="ce106" office:value-type="float" office:value="243" calcext:value-type="float">
            <text:p><text:s text:c="3"/>243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32" calcext:value-type="float">
            <text:p><text:s text:c="3"/>43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803" calcext:value-type="float">
            <text:p><text:s text:c="3"/>1,803</text:p>
          </table:table-cell>
          <table:table-cell table:style-name="ce102" office:value-type="float" office:value="1596" calcext:value-type="float">
            <text:p><text:s text:c="3"/>1,596</text:p>
          </table:table-cell>
          <table:table-cell table:style-name="ce104" office:value-type="float" office:value="216" calcext:value-type="float">
            <text:p><text:s text:c="3"/>216</text:p>
          </table:table-cell>
          <table:table-cell table:style-name="ce104" office:value-type="float" office:value="167" calcext:value-type="float">
            <text:p><text:s text:c="3"/>16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9998" calcext:value-type="float">
            <text:p><text:s text:c="3"/>9,998</text:p>
          </table:table-cell>
          <table:table-cell table:style-name="ce54" office:value-type="float" office:value="9145" calcext:value-type="float">
            <text:p><text:s text:c="3"/>9,145</text:p>
          </table:table-cell>
          <table:table-cell table:style-name="ce54" office:value-type="float" office:value="1750" calcext:value-type="float">
            <text:p><text:s text:c="3"/>1,750</text:p>
          </table:table-cell>
          <table:table-cell table:style-name="ce36" office:value-type="float" office:value="1326" calcext:value-type="float">
            <text:p><text:s text:c="3"/>1,326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4452" calcext:value-type="float">
            <text:p><text:s text:c="3"/>4,452</text:p>
          </table:table-cell>
          <table:table-cell table:style-name="ce39" office:value-type="float" office:value="4297" calcext:value-type="float">
            <text:p><text:s text:c="3"/>4,297</text:p>
          </table:table-cell>
          <table:table-cell table:style-name="ce54" office:value-type="float" office:value="902" calcext:value-type="float">
            <text:p><text:s text:c="3"/>902</text:p>
          </table:table-cell>
          <table:table-cell table:style-name="ce62" office:value-type="float" office:value="839" calcext:value-type="float">
            <text:p><text:s text:c="3"/>839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1365" calcext:value-type="float">
            <text:p><text:s text:c="3"/>1,365</text:p>
          </table:table-cell>
          <table:table-cell table:style-name="ce54" office:value-type="float" office:value="374" calcext:value-type="float">
            <text:p><text:s text:c="3"/>37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5546" calcext:value-type="float">
            <text:p><text:s text:c="3"/>5,546</text:p>
          </table:table-cell>
          <table:table-cell table:style-name="ce40" office:value-type="float" office:value="4848" calcext:value-type="float">
            <text:p><text:s text:c="3"/>4,848</text:p>
          </table:table-cell>
          <table:table-cell table:style-name="ce55" office:value-type="float" office:value="848" calcext:value-type="float">
            <text:p><text:s text:c="3"/>848</text:p>
          </table:table-cell>
          <table:table-cell table:style-name="ce55" office:value-type="float" office:value="487" calcext:value-type="float">
            <text:p><text:s text:c="3"/>487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6" calcext:value-type="float">
            <text:p><text:s text:c="3"/>6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6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6541" calcext:value-type="float">
            <text:p><text:s text:c="3"/>6,541</text:p>
          </table:table-cell>
          <table:table-cell table:style-name="ce54" office:value-type="float" office:value="6155" calcext:value-type="float">
            <text:p><text:s text:c="3"/>6,155</text:p>
          </table:table-cell>
          <table:table-cell table:style-name="ce54" office:value-type="float" office:value="915" calcext:value-type="float">
            <text:p><text:s text:c="3"/>915</text:p>
          </table:table-cell>
          <table:table-cell table:style-name="ce36" office:value-type="float" office:value="782" calcext:value-type="float">
            <text:p><text:s text:c="3"/>78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2936" calcext:value-type="float">
            <text:p><text:s text:c="3"/>2,936</text:p>
          </table:table-cell>
          <table:table-cell table:style-name="ce39" office:value-type="float" office:value="2787" calcext:value-type="float">
            <text:p><text:s text:c="3"/>2,787</text:p>
          </table:table-cell>
          <table:table-cell table:style-name="ce54" office:value-type="float" office:value="487" calcext:value-type="float">
            <text:p><text:s text:c="3"/>487</text:p>
          </table:table-cell>
          <table:table-cell table:style-name="ce62" office:value-type="float" office:value="483" calcext:value-type="float">
            <text:p><text:s text:c="3"/>483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801" calcext:value-type="float">
            <text:p><text:s text:c="3"/>801</text:p>
          </table:table-cell>
          <table:table-cell table:style-name="ce54" office:value-type="float" office:value="288" calcext:value-type="float">
            <text:p><text:s text:c="3"/>28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3605" calcext:value-type="float">
            <text:p><text:s text:c="3"/>3,605</text:p>
          </table:table-cell>
          <table:table-cell table:style-name="ce40" office:value-type="float" office:value="3368" calcext:value-type="float">
            <text:p><text:s text:c="3"/>3,368</text:p>
          </table:table-cell>
          <table:table-cell table:style-name="ce55" office:value-type="float" office:value="428" calcext:value-type="float">
            <text:p><text:s text:c="3"/>428</text:p>
          </table:table-cell>
          <table:table-cell table:style-name="ce55" office:value-type="float" office:value="299" calcext:value-type="float">
            <text:p><text:s text:c="3"/>299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496" calcext:value-type="float">
            <text:p><text:s text:c="3"/>496</text:p>
          </table:table-cell>
          <table:table-cell table:style-name="ce54" office:value-type="float" office:value="382" calcext:value-type="float">
            <text:p><text:s text:c="3"/>382</text:p>
          </table:table-cell>
          <table:table-cell table:style-name="ce54" office:value-type="float" office:value="78" calcext:value-type="float">
            <text:p><text:s text:c="3"/>78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297" calcext:value-type="float">
            <text:p><text:s text:c="3"/>297</text:p>
          </table:table-cell>
          <table:table-cell table:style-name="ce54" office:value-type="float" office:value="217" calcext:value-type="float">
            <text:p><text:s text:c="3"/>217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62" office:value-type="float" office:value="22" calcext:value-type="float">
            <text:p><text:s text:c="3"/>22</text:p>
          </table:table-cell>
          <table:table-cell table:number-columns-repeated="3" table:style-name="ce62" office:value-type="float" office:value="0" calcext:value-type="float">
            <text:p>—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165" calcext:value-type="float">
            <text:p><text:s text:c="3"/>165</text:p>
          </table:table-cell>
          <table:table-cell table:style-name="ce55" office:value-type="float" office:value="42" calcext:value-type="float">
            <text:p><text:s text:c="3"/>42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36" calcext:value-type="float">
            <text:p><text:s text:c="3"/>436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56" office:value-type="float" office:value="70" calcext:value-type="float">
            <text:p><text:s text:c="3"/>70</text:p>
          </table:table-cell>
          <table:table-cell table:style-name="ce105" office:value-type="float" office:value="27" calcext:value-type="float">
            <text:p><text:s text:c="3"/>27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58" calcext:value-type="float">
            <text:p><text:s text:c="3"/>258</text:p>
          </table:table-cell>
          <table:table-cell table:style-name="ce45" office:value-type="float" office:value="175" calcext:value-type="float">
            <text:p><text:s text:c="3"/>175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54" calcext:value-type="float">
            <text:p><text:s text:c="3"/>54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4" office:value-type="float" office:value="36" calcext:value-type="float">
            <text:p><text:s text:c="3"/>36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9" calcext:value-type="float">
            <text:p><text:s text:c="3"/>39</text:p>
          </table:table-cell>
          <table:table-cell table:style-name="ce45" office:value-type="float" office:value="42" calcext:value-type="float">
            <text:p><text:s text:c="3"/>4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number-columns-repeated="2" table:style-name="ce102" office:value-type="float" office:value="21" calcext:value-type="float">
            <text:p><text:s text:c="3"/>2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7</text:span><text:span text:style-name="T6">年</text:span><text:span text:style-name="T7">3</text:span><text:span text:style-name="T6">月</text:span><text:span text:style-name="T7">6</text:span><text:span text:style-name="T6">日編製</text:span></text:p>
          </table:table-cell>
          <table:covered-table-cell table:number-columns-repeated="3" table:style-name="ce108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3-06T11:25:50</meta:creation-date>
    <dc:creator>MOI</dc:creator>
    <dc:date>2008-03-06T11:26:16</dc:date>
    <meta:document-statistic meta:table-count="2" meta:cell-count="1645" meta:object-count="0"/>
    <meta:generator>LibreOffice/5.0.5.2$Windows_x86 LibreOffice_project/55b006a02d247b5f7215fc6ea0fde844b30035b3</meta:generator>
  </office:meta>
</office:document-meta>
</file>